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667cm" style:rel-column-width="21845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C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B" style:family="table-column">
      <style:table-column-properties style:column-width="8.5cm" style:rel-column-width="32768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013cm" fo:margin-left="0cm" table:align="left"/>
    </style:style>
    <style:style style:name="표3.A" style:family="table-column">
      <style:table-column-properties style:column-width="1.699cm"/>
    </style:style>
    <style:style style:name="표3.B" style:family="table-column">
      <style:table-column-properties style:column-width="1.7cm"/>
    </style:style>
    <style:style style:name="표3.J" style:family="table-column">
      <style:table-column-properties style:column-width="1.715cm"/>
    </style:style>
    <style:style style:name="표3.A1" style:family="table-cell">
      <style:table-cell-properties style:writing-mode="page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2.125cm" style:rel-column-width="8191*"/>
    </style:style>
    <style:style style:name="표4.H" style:family="table-column">
      <style:table-column-properties style:column-width="2.127cm" style:rel-column-width="8198*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H1" style:family="table-cell">
      <style:table-cell-properties fo:padding="0.097cm" fo:border="0.05pt solid #000000"/>
    </style:style>
    <style:style style:name="표4.A2" style:family="table-cell">
      <style:table-cell-properties fo:padding="0.097cm" fo:border-left="0.05pt solid #000000" fo:border-right="none" fo:border-top="none" fo:border-bottom="0.05pt solid #000000"/>
    </style:style>
    <style:style style:name="표4.H2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1.545cm" style:rel-column-width="5957*"/>
    </style:style>
    <style:style style:name="표5.K" style:family="table-column">
      <style:table-column-properties style:column-width="1.547cm" style:rel-column-width="5965*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K1" style:family="table-cell">
      <style:table-cell-properties fo:padding="0.097cm" fo:border="0.05pt solid #000000"/>
    </style:style>
    <style:style style:name="표5.A2" style:family="table-cell">
      <style:table-cell-properties fo:padding="0.097cm" fo:border-left="0.05pt solid #000000" fo:border-right="none" fo:border-top="none" fo:border-bottom="0.05pt solid #000000"/>
    </style:style>
    <style:style style:name="표5.K2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1.545cm" style:rel-column-width="5957*"/>
    </style:style>
    <style:style style:name="표6.K" style:family="table-column">
      <style:table-column-properties style:column-width="1.547cm" style:rel-column-width="5965*"/>
    </style:style>
    <style:style style:name="표6.1" style:family="table-row">
      <style:table-row-properties style:min-row-height="0.928cm"/>
    </style:style>
    <style:style style:name="표6.A1" style:family="table-cell">
      <style:table-cell-properties fo:padding="0.097cm" fo:border-left="0.05pt solid #000000" fo:border-right="none" fo:border-top="0.05pt solid #000000" fo:border-bottom="0.05pt solid #000000"/>
    </style:style>
    <style:style style:name="표6.K1" style:family="table-cell">
      <style:table-cell-properties fo:padding="0.097cm" fo:border="0.05pt solid #000000"/>
    </style:style>
    <style:style style:name="표6.A2" style:family="table-cell">
      <style:table-cell-properties fo:padding="0.097cm" fo:border-left="0.05pt solid #000000" fo:border-right="none" fo:border-top="none" fo:border-bottom="0.05pt solid #000000"/>
    </style:style>
    <style:style style:name="표6.K2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1.887cm" style:rel-column-width="7275*"/>
    </style:style>
    <style:style style:name="표7.B" style:family="table-column">
      <style:table-column-properties style:column-width="1.889cm" style:rel-column-width="7282*"/>
    </style:style>
    <style:style style:name="표7.I" style:family="table-column">
      <style:table-column-properties style:column-width="1.891cm" style:rel-column-width="7286*"/>
    </style:style>
    <style:style style:name="표7.A1" style:family="table-cell">
      <style:table-cell-properties fo:padding="0.097cm" fo:border-left="0.05pt solid #000000" fo:border-right="none" fo:border-top="0.05pt solid #000000" fo:border-bottom="0.05pt solid #000000"/>
    </style:style>
    <style:style style:name="표7.I1" style:family="table-cell">
      <style:table-cell-properties fo:padding="0.097cm" fo:border="0.05pt solid #000000"/>
    </style:style>
    <style:style style:name="표7.A2" style:family="table-cell">
      <style:table-cell-properties fo:padding="0.097cm" fo:border-left="0.05pt solid #000000" fo:border-right="none" fo:border-top="none" fo:border-bottom="0.05pt solid #000000"/>
    </style:style>
    <style:style style:name="표7.I2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1.7cm" style:rel-column-width="6553*"/>
    </style:style>
    <style:style style:name="표8.J" style:family="table-column">
      <style:table-column-properties style:column-width="1.7cm" style:rel-column-width="6558*"/>
    </style:style>
    <style:style style:name="표8.A1" style:family="table-cell">
      <style:table-cell-properties fo:padding="0.097cm" fo:border-left="0.05pt solid #000000" fo:border-right="none" fo:border-top="0.05pt solid #000000" fo:border-bottom="0.05pt solid #000000"/>
    </style:style>
    <style:style style:name="표8.J1" style:family="table-cell">
      <style:table-cell-properties fo:padding="0.097cm" fo:border="0.05pt solid #000000"/>
    </style:style>
    <style:style style:name="표8.A2" style:family="table-cell">
      <style:table-cell-properties fo:padding="0.097cm" fo:border-left="0.05pt solid #000000" fo:border-right="none" fo:border-top="none" fo:border-bottom="0.05pt solid #000000"/>
    </style:style>
    <style:style style:name="표8.J2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1.7cm" style:rel-column-width="6553*"/>
    </style:style>
    <style:style style:name="표9.J" style:family="table-column">
      <style:table-column-properties style:column-width="1.7cm" style:rel-column-width="6558*"/>
    </style:style>
    <style:style style:name="표9.A1" style:family="table-cell">
      <style:table-cell-properties fo:padding="0.097cm" fo:border-left="0.05pt solid #000000" fo:border-right="none" fo:border-top="0.05pt solid #000000" fo:border-bottom="0.05pt solid #000000"/>
    </style:style>
    <style:style style:name="표9.J1" style:family="table-cell">
      <style:table-cell-properties fo:padding="0.097cm" fo:border="0.05pt solid #000000"/>
    </style:style>
    <style:style style:name="표9.A2" style:family="table-cell">
      <style:table-cell-properties fo:padding="0.097cm" fo:border-left="0.05pt solid #000000" fo:border-right="none" fo:border-top="none" fo:border-bottom="0.05pt solid #000000"/>
    </style:style>
    <style:style style:name="표9.J2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1.7cm" style:rel-column-width="6553*"/>
    </style:style>
    <style:style style:name="표10.J" style:family="table-column">
      <style:table-column-properties style:column-width="1.7cm" style:rel-column-width="6558*"/>
    </style:style>
    <style:style style:name="표10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J1" style:family="table-cell">
      <style:table-cell-properties fo:padding="0.097cm" fo:border="0.05pt solid #000000"/>
    </style:style>
    <style:style style:name="표10.A2" style:family="table-cell">
      <style:table-cell-properties fo:padding="0.097cm" fo:border-left="0.05pt solid #000000" fo:border-right="none" fo:border-top="none" fo:border-bottom="0.05pt solid #000000"/>
    </style:style>
    <style:style style:name="표10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9e1b" officeooo:paragraph-rsid="00159e1b"/>
    </style:style>
    <style:style style:name="P2" style:family="paragraph" style:parent-style-name="Table_20_Contents">
      <style:text-properties officeooo:rsid="00164b13" officeooo:paragraph-rsid="00164b13"/>
    </style:style>
    <style:style style:name="P3" style:family="paragraph" style:parent-style-name="Table_20_Contents">
      <style:text-properties officeooo:rsid="001aa60c" officeooo:paragraph-rsid="001aa60c"/>
    </style:style>
    <style:style style:name="P4" style:family="paragraph" style:parent-style-name="Table_20_Contents">
      <style:text-properties officeooo:rsid="001c76e2" officeooo:paragraph-rsid="001c76e2"/>
    </style:style>
    <style:style style:name="P5" style:family="paragraph" style:parent-style-name="Table_20_Contents">
      <style:text-properties officeooo:rsid="001d85e8" officeooo:paragraph-rsid="001d85e8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2b35cb" officeooo:paragraph-rsid="002b35cb"/>
    </style:style>
    <style:style style:name="P8" style:family="paragraph" style:parent-style-name="Table_20_Contents">
      <style:text-properties officeooo:rsid="003076b5" officeooo:paragraph-rsid="003076b5"/>
    </style:style>
    <style:style style:name="P9" style:family="paragraph" style:parent-style-name="Table_20_Contents">
      <style:text-properties style:font-name="Liberation Mono" fo:font-size="8pt" style:font-name-asian="Noto Sans Mono CJK KR" style:font-size-asian="8pt" style:font-name-complex="Liberation Mono" style:font-size-complex="8pt"/>
    </style:style>
    <style:style style:name="P10" style:family="paragraph" style:parent-style-name="Table_20_Contents">
      <style:text-properties style:font-name="Liberation Mono" fo:font-size="8pt" officeooo:rsid="0036d362" officeooo:paragraph-rsid="0036d362" style:font-name-asian="Noto Sans Mono CJK KR" style:font-size-asian="8pt" style:font-name-complex="Liberation Mono" style:font-size-complex="8pt"/>
    </style:style>
    <style:style style:name="P11" style:family="paragraph" style:parent-style-name="Table_20_Contents">
      <style:text-properties style:font-name="Liberation Mono" fo:font-size="8pt" officeooo:rsid="0038b578" officeooo:paragraph-rsid="0038b578" style:font-name-asian="Noto Sans Mono CJK KR" style:font-size-asian="8pt" style:font-name-complex="Liberation Mono" style:font-size-complex="8pt"/>
    </style:style>
    <style:style style:name="P12" style:family="paragraph" style:parent-style-name="Table_20_Contents">
      <style:text-properties style:font-name="Liberation Mono" fo:font-size="8pt" officeooo:rsid="003bba9c" officeooo:paragraph-rsid="003bba9c" style:font-name-asian="Noto Sans Mono CJK KR" style:font-size-asian="8pt" style:font-name-complex="Liberation Mono" style:font-size-complex="8pt"/>
    </style:style>
    <style:style style:name="P13" style:family="paragraph" style:parent-style-name="Table_20_Contents">
      <style:text-properties style:font-name="Liberation Mono" fo:font-size="8pt" officeooo:rsid="003da2cf" officeooo:paragraph-rsid="003da2cf" style:font-name-asian="Noto Sans Mono CJK KR" style:font-size-asian="8pt" style:font-name-complex="Liberation Mono" style:font-size-complex="8pt"/>
    </style:style>
    <style:style style:name="P14" style:family="paragraph" style:parent-style-name="Table_20_Contents">
      <style:text-properties style:font-name="Liberation Mono" fo:font-size="10pt" style:font-name-asian="Noto Sans Mono CJK KR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45a78c" officeooo:paragraph-rsid="0045a78c" style:font-name-asian="Noto Sans Mono CJK KR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471036" officeooo:paragraph-rsid="00471036" style:font-name-asian="Noto Sans Mono CJK KR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5ac9c5" officeooo:paragraph-rsid="005ac9c5" style:font-name-asian="Noto Sans Mono CJK KR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5cae06" officeooo:paragraph-rsid="005cae06" style:font-name-asian="Noto Sans Mono CJK KR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5eefec" officeooo:paragraph-rsid="005eefec" style:font-name-asian="Noto Sans Mono CJK KR" style:font-size-asian="10pt" style:font-name-complex="Liberation Mono" style:font-size-complex="10pt"/>
    </style:style>
    <style:style style:name="P20" style:family="paragraph" style:parent-style-name="Standard">
      <style:text-properties officeooo:rsid="001739b7" officeooo:paragraph-rsid="001739b7"/>
    </style:style>
    <style:style style:name="P21" style:family="paragraph" style:parent-style-name="Standard">
      <style:text-properties officeooo:rsid="0017c61e" officeooo:paragraph-rsid="0017c61e"/>
    </style:style>
    <style:style style:name="P22" style:family="paragraph" style:parent-style-name="Standard">
      <style:text-properties officeooo:rsid="001f8f2a" officeooo:paragraph-rsid="001f8f2a"/>
    </style:style>
    <style:style style:name="P23" style:family="paragraph" style:parent-style-name="Standard">
      <style:text-properties officeooo:rsid="00202d2c" officeooo:paragraph-rsid="00202d2c"/>
    </style:style>
    <style:style style:name="P24" style:family="paragraph" style:parent-style-name="Standard">
      <style:text-properties officeooo:rsid="00220caa" officeooo:paragraph-rsid="00220caa"/>
    </style:style>
    <style:style style:name="P25" style:family="paragraph" style:parent-style-name="Standard">
      <style:text-properties officeooo:rsid="00220caa" officeooo:paragraph-rsid="00260b3e"/>
    </style:style>
    <style:style style:name="P26" style:family="paragraph" style:parent-style-name="Standard">
      <style:text-properties officeooo:rsid="002294ec" officeooo:paragraph-rsid="002294ec"/>
    </style:style>
    <style:style style:name="P27" style:family="paragraph" style:parent-style-name="Standard">
      <style:text-properties officeooo:rsid="00244c6d" officeooo:paragraph-rsid="00244c6d"/>
    </style:style>
    <style:style style:name="P28" style:family="paragraph" style:parent-style-name="Standard">
      <style:text-properties officeooo:rsid="002f1889" officeooo:paragraph-rsid="002f1889"/>
    </style:style>
    <style:style style:name="P29" style:family="paragraph" style:parent-style-name="Standard">
      <style:text-properties officeooo:rsid="003076b5" officeooo:paragraph-rsid="003076b5"/>
    </style:style>
    <style:style style:name="P30" style:family="paragraph" style:parent-style-name="Standard">
      <style:text-properties fo:font-size="8pt" style:font-size-asian="8pt" style:font-size-complex="8pt"/>
    </style:style>
    <style:style style:name="P31" style:family="paragraph" style:parent-style-name="Standard">
      <style:text-properties fo:font-size="8pt" officeooo:rsid="003da2cf" officeooo:paragraph-rsid="003da2cf" style:font-size-asian="8pt" style:font-size-complex="8pt"/>
    </style:style>
    <style:style style:name="P32" style:family="paragraph" style:parent-style-name="Preformatted_20_Text">
      <style:text-properties officeooo:rsid="002f1889" officeooo:paragraph-rsid="002f1889"/>
    </style:style>
    <style:style style:name="P33" style:family="paragraph" style:parent-style-name="Preformatted_20_Text">
      <style:text-properties officeooo:rsid="0034db11" officeooo:paragraph-rsid="0034db11"/>
    </style:style>
    <style:style style:name="P34" style:family="paragraph" style:parent-style-name="Preformatted_20_Text">
      <style:text-properties officeooo:rsid="00351f6b" officeooo:paragraph-rsid="00351f6b"/>
    </style:style>
    <style:style style:name="P35" style:family="paragraph" style:parent-style-name="Preformatted_20_Text">
      <style:text-properties officeooo:rsid="003a66de" officeooo:paragraph-rsid="003a66de"/>
    </style:style>
    <style:style style:name="P36" style:family="paragraph" style:parent-style-name="Preformatted_20_Text">
      <style:text-properties officeooo:rsid="003da2cf" officeooo:paragraph-rsid="003da2cf"/>
    </style:style>
    <style:style style:name="P37" style:family="paragraph" style:parent-style-name="Preformatted_20_Text">
      <style:text-properties officeooo:rsid="003ee549" officeooo:paragraph-rsid="003ee549"/>
    </style:style>
    <style:style style:name="P38" style:family="paragraph" style:parent-style-name="Preformatted_20_Text">
      <style:text-properties officeooo:rsid="003feb0b" officeooo:paragraph-rsid="003feb0b"/>
    </style:style>
    <style:style style:name="P39" style:family="paragraph" style:parent-style-name="Preformatted_20_Text">
      <style:text-properties officeooo:rsid="0041a638" officeooo:paragraph-rsid="0041a638"/>
    </style:style>
    <style:style style:name="P40" style:family="paragraph" style:parent-style-name="Preformatted_20_Text">
      <style:text-properties officeooo:rsid="00463faf" officeooo:paragraph-rsid="003feb0b"/>
    </style:style>
    <style:style style:name="P41" style:family="paragraph" style:parent-style-name="Preformatted_20_Text">
      <style:text-properties officeooo:rsid="004796f2" officeooo:paragraph-rsid="004796f2"/>
    </style:style>
    <style:style style:name="P42" style:family="paragraph" style:parent-style-name="Preformatted_20_Text">
      <style:text-properties officeooo:rsid="0048dd16" officeooo:paragraph-rsid="0048dd16"/>
    </style:style>
    <style:style style:name="P43" style:family="paragraph" style:parent-style-name="Preformatted_20_Text">
      <style:text-properties officeooo:rsid="004a5a16" officeooo:paragraph-rsid="004a5a16"/>
    </style:style>
    <style:style style:name="P44" style:family="paragraph" style:parent-style-name="Preformatted_20_Text">
      <style:text-properties officeooo:rsid="004af70f" officeooo:paragraph-rsid="004af70f"/>
    </style:style>
    <style:style style:name="P45" style:family="paragraph" style:parent-style-name="Preformatted_20_Text">
      <style:text-properties officeooo:rsid="004affbf" officeooo:paragraph-rsid="004affbf"/>
    </style:style>
    <style:style style:name="P46" style:family="paragraph" style:parent-style-name="Preformatted_20_Text">
      <style:text-properties officeooo:rsid="004bacf6" officeooo:paragraph-rsid="004bacf6"/>
    </style:style>
    <style:style style:name="P47" style:family="paragraph" style:parent-style-name="Preformatted_20_Text">
      <style:text-properties officeooo:rsid="004d8ede" officeooo:paragraph-rsid="004d8ede"/>
    </style:style>
    <style:style style:name="P48" style:family="paragraph" style:parent-style-name="Preformatted_20_Text">
      <style:text-properties officeooo:rsid="004ed195" officeooo:paragraph-rsid="004ed195"/>
    </style:style>
    <style:style style:name="P49" style:family="paragraph" style:parent-style-name="Preformatted_20_Text">
      <style:text-properties officeooo:rsid="00504bff" officeooo:paragraph-rsid="00504bff"/>
    </style:style>
    <style:style style:name="P50" style:family="paragraph" style:parent-style-name="Preformatted_20_Text">
      <style:text-properties officeooo:rsid="00517d73" officeooo:paragraph-rsid="00517d73"/>
    </style:style>
    <style:style style:name="P51" style:family="paragraph" style:parent-style-name="Preformatted_20_Text">
      <style:text-properties officeooo:rsid="00535dfe" officeooo:paragraph-rsid="00535dfe"/>
    </style:style>
    <style:style style:name="P52" style:family="paragraph" style:parent-style-name="Preformatted_20_Text">
      <style:text-properties officeooo:rsid="0054973f" officeooo:paragraph-rsid="0054973f"/>
    </style:style>
    <style:style style:name="P53" style:family="paragraph" style:parent-style-name="Preformatted_20_Text">
      <style:text-properties officeooo:rsid="0056834d" officeooo:paragraph-rsid="0056834d"/>
    </style:style>
    <style:style style:name="P54" style:family="paragraph" style:parent-style-name="Preformatted_20_Text">
      <style:text-properties officeooo:paragraph-rsid="0056834d"/>
    </style:style>
    <style:style style:name="P55" style:family="paragraph" style:parent-style-name="Preformatted_20_Text">
      <style:text-properties officeooo:rsid="00577eeb" officeooo:paragraph-rsid="00577eeb"/>
    </style:style>
    <style:style style:name="P56" style:family="paragraph" style:parent-style-name="Preformatted_20_Text">
      <style:text-properties officeooo:rsid="005eefec" officeooo:paragraph-rsid="00577eeb"/>
    </style:style>
    <style:style style:name="P57" style:family="paragraph" style:parent-style-name="Preformatted_20_Text">
      <style:text-properties officeooo:rsid="005ffd07" officeooo:paragraph-rsid="005ffd07"/>
    </style:style>
    <style:style style:name="P58" style:family="paragraph" style:parent-style-name="Preformatted_20_Text">
      <style:text-properties officeooo:rsid="00601ff6" officeooo:paragraph-rsid="00601ff6"/>
    </style:style>
    <style:style style:name="P59" style:family="paragraph" style:parent-style-name="Preformatted_20_Text">
      <style:text-properties officeooo:rsid="0061fa47" officeooo:paragraph-rsid="0061fa47"/>
    </style:style>
    <style:style style:name="P60" style:family="paragraph" style:parent-style-name="Preformatted_20_Text">
      <style:text-properties officeooo:rsid="0061fa47" officeooo:paragraph-rsid="0064b3db"/>
    </style:style>
    <style:style style:name="P61" style:family="paragraph" style:parent-style-name="Preformatted_20_Text">
      <style:text-properties officeooo:rsid="0061fa47" officeooo:paragraph-rsid="0061fa47"/>
    </style:style>
    <style:style style:name="P62" style:family="paragraph" style:parent-style-name="Preformatted_20_Text">
      <style:text-properties officeooo:rsid="00686caa" officeooo:paragraph-rsid="00686caa"/>
    </style:style>
    <style:style style:name="T1" style:family="text">
      <style:text-properties officeooo:rsid="00185fd9"/>
    </style:style>
    <style:style style:name="T2" style:family="text">
      <style:text-properties officeooo:rsid="001912a1"/>
    </style:style>
    <style:style style:name="T3" style:family="text">
      <style:text-properties officeooo:rsid="00202d2c"/>
    </style:style>
    <style:style style:name="T4" style:family="text">
      <style:text-properties officeooo:rsid="00220caa"/>
    </style:style>
    <style:style style:name="T5" style:family="text">
      <style:text-properties officeooo:rsid="00244c6d"/>
    </style:style>
    <style:style style:name="T6" style:family="text">
      <style:text-properties officeooo:rsid="00260b3e"/>
    </style:style>
    <style:style style:name="T7" style:family="text">
      <style:text-properties officeooo:rsid="0027f752"/>
    </style:style>
    <style:style style:name="T8" style:family="text">
      <style:text-properties officeooo:rsid="0036d362"/>
    </style:style>
    <style:style style:name="T9" style:family="text">
      <style:text-properties officeooo:rsid="0038b578"/>
    </style:style>
    <style:style style:name="T10" style:family="text">
      <style:text-properties officeooo:rsid="003aafed"/>
    </style:style>
    <style:style style:name="T11" style:family="text">
      <style:text-properties officeooo:rsid="003feb0b"/>
    </style:style>
    <style:style style:name="T12" style:family="text">
      <style:text-properties officeooo:rsid="00416751"/>
    </style:style>
    <style:style style:name="T13" style:family="text">
      <style:text-properties officeooo:rsid="0041a638"/>
    </style:style>
    <style:style style:name="T14" style:family="text">
      <style:text-properties officeooo:rsid="004249b9"/>
    </style:style>
    <style:style style:name="T15" style:family="text">
      <style:text-properties officeooo:rsid="0056834d"/>
    </style:style>
    <style:style style:name="T16" style:family="text">
      <style:text-properties style:font-name="Liberation Mono" fo:font-size="10pt" officeooo:rsid="0056834d" style:font-name-asian="Noto Sans Mono CJK KR" style:font-size-asian="10pt" style:font-name-complex="Liberation Mono" style:font-size-complex="10pt"/>
    </style:style>
    <style:style style:name="T17" style:family="text">
      <style:text-properties officeooo:rsid="005c0fbb"/>
    </style:style>
    <style:style style:name="T18" style:family="text">
      <style:text-properties officeooo:rsid="005cae06"/>
    </style:style>
    <style:style style:name="T19" style:family="text">
      <style:text-properties officeooo:rsid="0064b3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표1" table:style-name="표1">
        <table:table-column table:style-name="표1.A" table:number-columns-repeated="3"/>
        <table:table-row table:style-name="TableLine94799383315856">
          <table:table-cell table:style-name="표1.A1" office:value-type="string">
            <text:p text:style-name="P1">0</text:p>
          </table:table-cell>
          <table:table-cell table:style-name="표1.A1" office:value-type="string">
            <text:p text:style-name="P1">1</text:p>
          </table:table-cell>
          <table:table-cell table:style-name="표1.C1" office:value-type="string">
            <text:p text:style-name="P1">0</text:p>
          </table:table-cell>
        </table:table-row>
        <table:table-row table:style-name="TableLine94799383447680">
          <table:table-cell table:style-name="표1.A2" office:value-type="string">
            <text:p text:style-name="P1">1</text:p>
          </table:table-cell>
          <table:table-cell table:style-name="표1.A2" office:value-type="string">
            <text:p text:style-name="P1">0</text:p>
          </table:table-cell>
          <table:table-cell table:style-name="표1.C2" office:value-type="string">
            <text:p text:style-name="P1">1</text:p>
          </table:table-cell>
        </table:table-row>
        <table:table-row table:style-name="TableLine94799383449168">
          <table:table-cell table:style-name="표1.A2" office:value-type="string">
            <text:p text:style-name="P1">2</text:p>
          </table:table-cell>
          <table:table-cell table:style-name="표1.A2" office:value-type="string">
            <text:p text:style-name="P1">1</text:p>
          </table:table-cell>
          <table:table-cell table:style-name="표1.C2" office:value-type="string">
            <text:p text:style-name="P1">1</text:p>
          </table:table-cell>
        </table:table-row>
        <table:table-row table:style-name="TableLine94799383449968">
          <table:table-cell table:style-name="표1.A2" office:value-type="string">
            <text:p text:style-name="P1">3</text:p>
          </table:table-cell>
          <table:table-cell table:style-name="표1.A2" office:value-type="string">
            <text:p text:style-name="P1">1</text:p>
          </table:table-cell>
          <table:table-cell table:style-name="표1.C2" office:value-type="string">
            <text:p text:style-name="P1">2</text:p>
          </table:table-cell>
        </table:table-row>
        <table:table-row table:style-name="TableLine94799383450896">
          <table:table-cell table:style-name="표1.A2" office:value-type="string">
            <text:p text:style-name="P1">4</text:p>
          </table:table-cell>
          <table:table-cell table:style-name="표1.A2" office:value-type="string">
            <text:p text:style-name="P1">2</text:p>
          </table:table-cell>
          <table:table-cell table:style-name="표1.C2" office:value-type="string">
            <text:p text:style-name="P1">3</text:p>
          </table:table-cell>
        </table:table-row>
        <table:table-row table:style-name="TableLine94799383451936">
          <table:table-cell table:style-name="표1.A2" office:value-type="string">
            <text:p text:style-name="P1">5</text:p>
          </table:table-cell>
          <table:table-cell table:style-name="표1.A2" office:value-type="string">
            <text:p text:style-name="P1">3</text:p>
          </table:table-cell>
          <table:table-cell table:style-name="표1.C2" office:value-type="string">
            <text:p text:style-name="P1">5</text:p>
          </table:table-cell>
        </table:table-row>
        <table:table-row table:style-name="TableLine94799383452848">
          <table:table-cell table:style-name="표1.A2" office:value-type="string">
            <text:p text:style-name="P1">6</text:p>
          </table:table-cell>
          <table:table-cell table:style-name="표1.A2" office:value-type="string">
            <text:p text:style-name="P1">5</text:p>
          </table:table-cell>
          <table:table-cell table:style-name="표1.C2" office:value-type="string">
            <text:p text:style-name="P1">8</text:p>
          </table:table-cell>
        </table:table-row>
        <table:table-row table:style-name="TableLine94799383453808">
          <table:table-cell table:style-name="표1.A2" office:value-type="string">
            <text:p text:style-name="P1">7</text:p>
          </table:table-cell>
          <table:table-cell table:style-name="표1.A2" office:value-type="string">
            <text:p text:style-name="P1">8</text:p>
          </table:table-cell>
          <table:table-cell table:style-name="표1.C2" office:value-type="string">
            <text:p text:style-name="P1">13</text:p>
          </table:table-cell>
        </table:table-row>
        <table:table-row table:style-name="TableLine94799383454768">
          <table:table-cell table:style-name="표1.A2" office:value-type="string">
            <text:p text:style-name="P1">8</text:p>
          </table:table-cell>
          <table:table-cell table:style-name="표1.A2" office:value-type="string">
            <text:p text:style-name="P1">13</text:p>
          </table:table-cell>
          <table:table-cell table:style-name="표1.C2" office:value-type="string">
            <text:p text:style-name="P1">21</text:p>
          </table:table-cell>
        </table:table-row>
        <table:table-row table:style-name="TableLine94799383455648">
          <table:table-cell table:style-name="표1.A2" office:value-type="string">
            <text:p text:style-name="P1">9</text:p>
          </table:table-cell>
          <table:table-cell table:style-name="표1.A2" office:value-type="string">
            <text:p text:style-name="P1">21</text:p>
          </table:table-cell>
          <table:table-cell table:style-name="표1.C2" office:value-type="string">
            <text:p text:style-name="P1">34</text:p>
          </table:table-cell>
        </table:table-row>
        <table:table-row table:style-name="TableLine94799383456608">
          <table:table-cell table:style-name="표1.A2" office:value-type="string">
            <text:p text:style-name="P1">10</text:p>
          </table:table-cell>
          <table:table-cell table:style-name="표1.A2" office:value-type="string">
            <text:p text:style-name="Table_20_Contents">...</text:p>
          </table:table-cell>
          <table:table-cell table:style-name="표1.C2" office:value-type="string">
            <text:p text:style-name="Table_20_Contents">...</text:p>
          </table:table-cell>
        </table:table-row>
        <table:table-row table:style-name="TableLine94799383457568">
          <table:table-cell table:style-name="표1.A2" office:value-type="string">
            <text:p text:style-name="P1">11</text:p>
          </table:table-cell>
          <table:table-cell table:style-name="표1.A2" office:value-type="string">
            <text:p text:style-name="Table_20_Contents"/>
          </table:table-cell>
          <table:table-cell table:style-name="표1.C2" office:value-type="string">
            <text:p text:style-name="Table_20_Contents"/>
          </table:table-cell>
        </table:table-row>
        <table:table-row table:style-name="TableLine94799383458528">
          <table:table-cell table:style-name="표1.A2" office:value-type="string">
            <text:p text:style-name="P1">12</text:p>
          </table:table-cell>
          <table:table-cell table:style-name="표1.A2" office:value-type="string">
            <text:p text:style-name="Table_20_Contents"/>
          </table:table-cell>
          <table:table-cell table:style-name="표1.C2" office:value-type="string">
            <text:p text:style-name="Table_20_Contents"/>
          </table:table-cell>
        </table:table-row>
        <table:table-row table:style-name="TableLine94799383459488">
          <table:table-cell table:style-name="표1.A2" office:value-type="string">
            <text:p text:style-name="P1">13</text:p>
          </table:table-cell>
          <table:table-cell table:style-name="표1.A2" office:value-type="string">
            <text:p text:style-name="Table_20_Contents"/>
          </table:table-cell>
          <table:table-cell table:style-name="표1.C2" office:value-type="string">
            <text:p text:style-name="Table_20_Contents"/>
          </table:table-cell>
        </table:table-row>
        <table:table-row table:style-name="TableLine94799383460448">
          <table:table-cell table:style-name="표1.A2" office:value-type="string">
            <text:p text:style-name="P1">14</text:p>
          </table:table-cell>
          <table:table-cell table:style-name="표1.A2" office:value-type="string">
            <text:p text:style-name="Table_20_Contents"/>
          </table:table-cell>
          <table:table-cell table:style-name="표1.C2" office:value-type="string">
            <text:p text:style-name="Table_20_Contents"/>
          </table:table-cell>
        </table:table-row>
      </table:table>
      <text:p text:style-name="Standard"/>
      <table:table table:name="표2" table:style-name="표2">
        <table:table-column table:style-name="표2.A"/>
        <table:table-column table:style-name="표2.B"/>
        <table:table-row table:style-name="TableLine94799383461680">
          <table:table-cell table:style-name="표2.A1" office:value-type="string">
            <text:p text:style-name="P2">1</text:p>
          </table:table-cell>
          <table:table-cell table:style-name="표2.B1" office:value-type="string">
            <text:p text:style-name="P2">70</text:p>
          </table:table-cell>
        </table:table-row>
        <table:table-row table:style-name="TableLine94799383482240">
          <table:table-cell table:style-name="표2.A2" office:value-type="string">
            <text:p text:style-name="P2">2</text:p>
          </table:table-cell>
          <table:table-cell table:style-name="표2.B2" office:value-type="string">
            <text:p text:style-name="P2">60</text:p>
          </table:table-cell>
        </table:table-row>
        <table:table-row table:style-name="TableLine94799383483776">
          <table:table-cell table:style-name="표2.A2" office:value-type="string">
            <text:p text:style-name="P2">3</text:p>
          </table:table-cell>
          <table:table-cell table:style-name="표2.B2" office:value-type="string">
            <text:p text:style-name="P2">55</text:p>
          </table:table-cell>
        </table:table-row>
        <table:table-row table:style-name="TableLine94799383484416">
          <table:table-cell table:style-name="표2.A2" office:value-type="string">
            <text:p text:style-name="P2">4</text:p>
          </table:table-cell>
          <table:table-cell table:style-name="표2.B2" office:value-type="string">
            <text:p text:style-name="P2">43</text:p>
          </table:table-cell>
        </table:table-row>
        <table:table-row table:style-name="TableLine94799383485216">
          <table:table-cell table:style-name="표2.A2" office:value-type="string">
            <text:p text:style-name="P2">5</text:p>
          </table:table-cell>
          <table:table-cell table:style-name="표2.B2" office:value-type="string">
            <text:p text:style-name="P2">57</text:p>
          </table:table-cell>
        </table:table-row>
        <table:table-row table:style-name="TableLine94799383486016">
          <table:table-cell table:style-name="표2.A2" office:value-type="string">
            <text:p text:style-name="P2">6</text:p>
          </table:table-cell>
          <table:table-cell table:style-name="표2.B2" office:value-type="string">
            <text:p text:style-name="P2">60</text:p>
          </table:table-cell>
        </table:table-row>
        <table:table-row table:style-name="TableLine94799383486768">
          <table:table-cell table:style-name="표2.A2" office:value-type="string">
            <text:p text:style-name="P2">7</text:p>
          </table:table-cell>
          <table:table-cell table:style-name="표2.B2" office:value-type="string">
            <text:p text:style-name="P2">44</text:p>
          </table:table-cell>
        </table:table-row>
        <table:table-row table:style-name="TableLine94799383487568">
          <table:table-cell table:style-name="표2.A2" office:value-type="string">
            <text:p text:style-name="P2">8</text:p>
          </table:table-cell>
          <table:table-cell table:style-name="표2.B2" office:value-type="string">
            <text:p text:style-name="P2">50</text:p>
          </table:table-cell>
        </table:table-row>
        <table:table-row table:style-name="TableLine94799383488368">
          <table:table-cell table:style-name="표2.A2" office:value-type="string">
            <text:p text:style-name="P2">9</text:p>
          </table:table-cell>
          <table:table-cell table:style-name="표2.B2" office:value-type="string">
            <text:p text:style-name="P2">58</text:p>
          </table:table-cell>
        </table:table-row>
        <table:table-row table:style-name="TableLine94799383489088">
          <table:table-cell table:style-name="표2.A2" office:value-type="string">
            <text:p text:style-name="P2">10</text:p>
          </table:table-cell>
          <table:table-cell table:style-name="표2.B2" office:value-type="string">
            <text:p text:style-name="P2">40</text:p>
          </table:table-cell>
        </table:table-row>
        <table:table-row table:style-name="TableLine94799383489888">
          <table:table-cell table:style-name="표2.A2" office:value-type="string">
            <text:p text:style-name="P2">11</text:p>
          </table:table-cell>
          <table:table-cell table:style-name="표2.B2" office:value-type="string">
            <text:p text:style-name="P2">47</text:p>
          </table:table-cell>
        </table:table-row>
        <table:table-row table:style-name="TableLine94799383490688">
          <table:table-cell table:style-name="표2.A2" office:value-type="string">
            <text:p text:style-name="P2">12</text:p>
          </table:table-cell>
          <table:table-cell table:style-name="표2.B2" office:value-type="string">
            <text:p text:style-name="P2">90</text:p>
          </table:table-cell>
        </table:table-row>
        <table:table-row table:style-name="TableLine94799383491488">
          <table:table-cell table:style-name="표2.A2" office:value-type="string">
            <text:p text:style-name="P2">13</text:p>
          </table:table-cell>
          <table:table-cell table:style-name="표2.B2" office:value-type="string">
            <text:p text:style-name="P2">45</text:p>
          </table:table-cell>
        </table:table-row>
        <table:table-row table:style-name="TableLine94799383492288">
          <table:table-cell table:style-name="표2.A2" office:value-type="string">
            <text:p text:style-name="P2">14</text:p>
          </table:table-cell>
          <table:table-cell table:style-name="표2.B2" office:value-type="string">
            <text:p text:style-name="P2">52</text:p>
          </table:table-cell>
        </table:table-row>
        <table:table-row table:style-name="TableLine94799383493088">
          <table:table-cell table:style-name="표2.A2" office:value-type="string">
            <text:p text:style-name="P2">15</text:p>
          </table:table-cell>
          <table:table-cell table:style-name="표2.B2" office:value-type="string">
            <text:p text:style-name="P2">80</text:p>
          </table:table-cell>
        </table:table-row>
        <table:table-row table:style-name="TableLine94799383493888">
          <table:table-cell table:style-name="표2.A2" office:value-type="string">
            <text:p text:style-name="P2">16</text:p>
          </table:table-cell>
          <table:table-cell table:style-name="표2.B2" office:value-type="string">
            <text:p text:style-name="P2">40</text:p>
          </table:table-cell>
        </table:table-row>
      </table:table>
      <text:p text:style-name="P21"><text:soft-page-break/>X_1, y_1 – x_2,y_2 and x_3, y_3 – x_4,y_4 <text:span text:style-name="T2">and x_5,y_5-x_6,y_6</text:span></text:p>
      <text:p text:style-name="P21">(x_3+x1)-<text:span text:style-name="T1">(x_2+x_4),(y_3+y_1)-(y_2+y_4)</text:span></text:p>
      <text:p text:style-name="P20"/>
      <table:table table:name="표3" table:style-name="표3">
        <table:table-column table:style-name="표3.A"/>
        <table:table-column table:style-name="표3.B" table:number-columns-repeated="2"/>
        <table:table-column table:style-name="표3.A"/>
        <table:table-column table:style-name="표3.B" table:number-columns-repeated="3"/>
        <table:table-column table:style-name="표3.A"/>
        <table:table-column table:style-name="표3.B"/>
        <table:table-column table:style-name="표3.J"/>
        <table:table-row table:style-name="TableLine94799383515744">
          <table:table-cell table:style-name="표3.A1" office:value-type="string">
            <text:p text:style-name="P3">1</text:p>
          </table:table-cell>
          <table:table-cell table:style-name="표3.A1" office:value-type="string">
            <text:p text:style-name="P3">1</text:p>
          </table:table-cell>
          <table:table-cell table:style-name="표3.A1" office:value-type="string">
            <text:p text:style-name="P5">1</text:p>
          </table:table-cell>
          <table:table-cell table:style-name="표3.A1" office:value-type="string">
            <text:p text:style-name="P5">1</text:p>
          </table:table-cell>
          <table:table-cell table:style-name="표3.A1" office:value-type="string">
            <text:p text:style-name="P5">1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59264">
          <table:table-cell table:style-name="표3.A1" office:value-type="string">
            <text:p text:style-name="P3">2</text:p>
          </table:table-cell>
          <table:table-cell table:style-name="표3.A1" office:value-type="string">
            <text:p text:style-name="P3">2</text:p>
          </table:table-cell>
          <table:table-cell table:style-name="표3.A1" office:value-type="string">
            <text:p text:style-name="P4">4</text:p>
          </table:table-cell>
          <table:table-cell table:style-name="표3.A1" office:value-type="string">
            <text:p text:style-name="P4">8</text:p>
          </table:table-cell>
          <table:table-cell table:style-name="표3.A1" office:value-type="string">
            <text:p text:style-name="P4">6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60848">
          <table:table-cell table:style-name="표3.A1" office:value-type="string">
            <text:p text:style-name="P3">3</text:p>
          </table:table-cell>
          <table:table-cell table:style-name="표3.A1" office:value-type="string">
            <text:p text:style-name="P3">3</text:p>
          </table:table-cell>
          <table:table-cell table:style-name="표3.A1" office:value-type="string">
            <text:p text:style-name="P4">9</text:p>
          </table:table-cell>
          <table:table-cell table:style-name="표3.A1" office:value-type="string">
            <text:p text:style-name="P4">7</text:p>
          </table:table-cell>
          <table:table-cell table:style-name="표3.A1" office:value-type="string">
            <text:p text:style-name="P4">1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62384">
          <table:table-cell table:style-name="표3.A1" office:value-type="string">
            <text:p text:style-name="P3">4</text:p>
          </table:table-cell>
          <table:table-cell table:style-name="표3.A1" office:value-type="string">
            <text:p text:style-name="P3">4</text:p>
          </table:table-cell>
          <table:table-cell table:style-name="표3.A1" office:value-type="string">
            <text:p text:style-name="P4">6</text:p>
          </table:table-cell>
          <table:table-cell table:style-name="표3.A1" office:value-type="string">
            <text:p text:style-name="P5">4</text:p>
          </table:table-cell>
          <table:table-cell table:style-name="표3.A1" office:value-type="string">
            <text:p text:style-name="P5">6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64192">
          <table:table-cell table:style-name="표3.A1" office:value-type="string">
            <text:p text:style-name="P3">5</text:p>
          </table:table-cell>
          <table:table-cell table:style-name="표3.A1" office:value-type="string">
            <text:p text:style-name="P3">5</text:p>
          </table:table-cell>
          <table:table-cell table:style-name="표3.A1" office:value-type="string">
            <text:p text:style-name="P5">5</text:p>
          </table:table-cell>
          <table:table-cell table:style-name="표3.A1" office:value-type="string">
            <text:p text:style-name="P5">5</text:p>
          </table:table-cell>
          <table:table-cell table:style-name="표3.A1" office:value-type="string">
            <text:p text:style-name="P5">5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66112">
          <table:table-cell table:style-name="표3.A1" office:value-type="string">
            <text:p text:style-name="P3">6</text:p>
          </table:table-cell>
          <table:table-cell table:style-name="표3.A1" office:value-type="string">
            <text:p text:style-name="P3">6</text:p>
          </table:table-cell>
          <table:table-cell table:style-name="표3.A1" office:value-type="string">
            <text:p text:style-name="P5">6</text:p>
          </table:table-cell>
          <table:table-cell table:style-name="표3.A1" office:value-type="string">
            <text:p text:style-name="P5">6</text:p>
          </table:table-cell>
          <table:table-cell table:style-name="표3.A1" office:value-type="string">
            <text:p text:style-name="P5">6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67904">
          <table:table-cell table:style-name="표3.A1" office:value-type="string">
            <text:p text:style-name="P3">7</text:p>
          </table:table-cell>
          <table:table-cell table:style-name="표3.A1" office:value-type="string">
            <text:p text:style-name="P3">7</text:p>
          </table:table-cell>
          <table:table-cell table:style-name="표3.A1" office:value-type="string">
            <text:p text:style-name="P4">9</text:p>
          </table:table-cell>
          <table:table-cell table:style-name="표3.A1" office:value-type="string">
            <text:p text:style-name="P4">3</text:p>
          </table:table-cell>
          <table:table-cell table:style-name="표3.A1" office:value-type="string">
            <text:p text:style-name="P4">1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70784">
          <table:table-cell table:style-name="표3.A1" office:value-type="string">
            <text:p text:style-name="P3">8</text:p>
          </table:table-cell>
          <table:table-cell table:style-name="표3.A1" office:value-type="string">
            <text:p text:style-name="P3">8</text:p>
          </table:table-cell>
          <table:table-cell table:style-name="표3.A1" office:value-type="string">
            <text:p text:style-name="P4">4</text:p>
          </table:table-cell>
          <table:table-cell table:style-name="표3.A1" office:value-type="string">
            <text:p text:style-name="P5">2</text:p>
          </table:table-cell>
          <table:table-cell table:style-name="표3.A1" office:value-type="string">
            <text:p text:style-name="P5">6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72624">
          <table:table-cell table:style-name="표3.A1" office:value-type="string">
            <text:p text:style-name="P3">9</text:p>
          </table:table-cell>
          <table:table-cell table:style-name="표3.A1" office:value-type="string">
            <text:p text:style-name="P3">9</text:p>
          </table:table-cell>
          <table:table-cell table:style-name="표3.A1" office:value-type="string">
            <text:p text:style-name="P5">1</text:p>
          </table:table-cell>
          <table:table-cell table:style-name="표3.A1" office:value-type="string">
            <text:p text:style-name="P5">9</text:p>
          </table:table-cell>
          <table:table-cell table:style-name="표3.A1" office:value-type="string">
            <text:p text:style-name="P5">1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74608">
          <table:table-cell table:style-name="표3.A1" office:value-type="string">
            <text:p text:style-name="P3">10</text:p>
          </table:table-cell>
          <table:table-cell table:style-name="표3.A1" office:value-type="string">
            <text:p text:style-name="P5">0</text:p>
          </table:table-cell>
          <table:table-cell table:style-name="표3.A1" office:value-type="string">
            <text:p text:style-name="P5">0</text:p>
          </table:table-cell>
          <table:table-cell table:style-name="표3.A1" office:value-type="string">
            <text:p text:style-name="P5">0</text:p>
          </table:table-cell>
          <table:table-cell table:style-name="표3.A1" office:value-type="string">
            <text:p text:style-name="P5">0</text:p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76368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78208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80048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83952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85792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87632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89472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91312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93008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  <table:table-row table:style-name="TableLine94799383694848"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  <table:table-cell table:style-name="표3.A1" office:value-type="string">
            <text:p text:style-name="Table_20_Contents"/>
          </table:table-cell>
        </table:table-row>
      </table:table>
      <text:p text:style-name="P20"/>
      <text:p text:style-name="P22">x → y </text:p>
      <text:p text:style-name="P22">first move = 1, last move = 1</text:p>
      <text:p text:style-name="P22">움직여야 할 경로 수 <text:s/><text:span text:style-name="T3">= y-x</text:span></text:p>
      <text:p text:style-name="P23">(1) <text:span text:style-name="T4">~ (1) </text:span></text:p>
      <text:p text:style-name="P25"><text:s text:c="2"/><text:span text:style-name="T6">1 : <text:tab/><text:tab/><text:tab/>1 </text:span></text:p>
      <text:p text:style-name="P25"><text:span text:style-name="T6"><text:s text:c="2"/>2 : <text:s text:c="15"/><text:tab/><text:tab/>2 </text:span><text:span text:style-name="T7"><text:s/></text:span></text:p>
      <text:p text:style-name="P25"><text:span text:style-name="T6"><text:s text:c="2"/>3</text:span> : 1 <text:s text:c="16"/><text:tab/><text:span text:style-name="T5">3 </text:span><text:span text:style-name="T7"><text:s/></text:span><text:span text:style-name="T5"><text:s/></text:span></text:p>
      <text:p text:style-name="P24"><text:s text:c="2"/><text:span text:style-name="T6">4</text:span> : 2 <text:span text:style-name="T5"><text:s/><text:tab/><text:tab/><text:tab/>3 </text:span><text:span text:style-name="T7"><text:s/></text:span></text:p>
      <text:p text:style-name="P24"><text:s text:c="2"/><text:span text:style-name="T6">5</text:span> : 2 1<text:tab/><text:tab/><text:span text:style-name="T5">4 </text:span></text:p>
      <text:p text:style-name="P24"><text:s text:c="2"/><text:span text:style-name="T6">6</text:span> : 2 2<text:tab/><text:tab/><text:span text:style-name="T5">4 </text:span><text:s/></text:p>
      <text:p text:style-name="P24"><text:span text:style-name="T6"><text:s text:c="2"/>7</text:span> : 2 2 1<text:tab/><text:tab/><text:span text:style-name="T5">5 </text:span></text:p>
      <text:p text:style-name="P24"><text:span text:style-name="T6"><text:s text:c="2"/>8</text:span> : 2 2 2<text:tab/><text:tab/><text:span text:style-name="T5">5 </text:span></text:p>
      <text:p text:style-name="P24"><text:span text:style-name="T6"><text:s text:c="2"/>9</text:span> : 2 3 2<text:tab/><text:tab/><text:span text:style-name="T5">5 </text:span><text:span text:style-name="T7"><text:s/></text:span><text:s/></text:p>
      <text:p text:style-name="P24"><text:span text:style-name="T6">10</text:span> : 2 3 2 1 <text:tab/><text:tab/><text:span text:style-name="T5">6 </text:span><text:span text:style-name="T7"><text:s/></text:span></text:p>
      <text:p text:style-name="P24"><text:span text:style-name="T6">11</text:span> : 2 3 2 2 <text:tab/><text:tab/><text:span text:style-name="T5">6 </text:span><text:span text:style-name="T7"><text:s/></text:span></text:p>
      <text:p text:style-name="P24"><text:span text:style-name="T6">12</text:span> : 2 3 3 2 <text:tab/><text:tab/><text:span text:style-name="T5">6 </text:span><text:span text:style-name="T7"><text:s/></text:span></text:p>
      <text:p text:style-name="P24">1<text:span text:style-name="T6">3</text:span> : 2 3 3 2 1<text:tab/><text:tab/><text:span text:style-name="T5">7</text:span></text:p>
      <text:p text:style-name="P26">1<text:span text:style-name="T6">4</text:span> : 2 3 3 2 2<text:tab/><text:tab/><text:span text:style-name="T5">7</text:span> </text:p>
      <text:p text:style-name="P26"><text:soft-page-break/>1<text:span text:style-name="T6">5</text:span> : 2 3 3 3 2<text:tab/><text:tab/><text:span text:style-name="T5">7</text:span></text:p>
      <text:p text:style-name="P26">1<text:span text:style-name="T6">6</text:span> : 2 3 4 3 2<text:tab/><text:tab/><text:span text:style-name="T5">7</text:span></text:p>
      <text:p text:style-name="P26">1<text:span text:style-name="T6">7</text:span> : 2 3 4 3 2 1<text:tab/><text:span text:style-name="T5">8</text:span><text:tab/></text:p>
      <text:p text:style-name="P26">1<text:span text:style-name="T6">8</text:span> : 2 3 4 3 2 2 <text:tab/><text:span text:style-name="T5">8</text:span></text:p>
      <text:p text:style-name="P26">1<text:span text:style-name="T6">9</text:span> : 2 3 4 3 3 2 <text:tab/><text:span text:style-name="T5">8</text:span></text:p>
      <text:p text:style-name="P26"><text:span text:style-name="T6">20</text:span> : 2 3 4 4 3 2<text:tab/><text:span text:style-name="T5">8</text:span></text:p>
      <text:p text:style-name="P26"><text:span text:style-name="T6">21</text:span> : 2 3 4 4 3 2 1<text:tab/><text:span text:style-name="T5">9</text:span></text:p>
      <text:p text:style-name="P27"><text:span text:style-name="T6">22</text:span> : 2 3 4 4 3 2 2<text:tab/>9</text:p>
      <text:p text:style-name="P27"><text:span text:style-name="T6">23</text:span> : 2 3 4 4 3 3 2 <text:tab/>9</text:p>
      <text:p text:style-name="P27"><text:span text:style-name="T6">24</text:span> : 2 3 4 4 4 3 2 <text:tab/>9</text:p>
      <text:p text:style-name="P27"><text:span text:style-name="T6">25</text:span> : 2 3 4 5 4 3 2 <text:tab/>9</text:p>
      <text:p text:style-name="P27"><text:span text:style-name="T6">26</text:span> : 2 3 4 5 4 3 2 1<text:tab/>10</text:p>
      <text:p text:style-name="P27"><text:span text:style-name="T6">27</text:span> : 2 3 4 5 4 3 2 2<text:tab/>10</text:p>
      <text:p text:style-name="P27"><text:span text:style-name="T6">28</text:span> : 2 3 4 5 4 3 3 2<text:tab/>10</text:p>
      <text:p text:style-name="P27"><text:span text:style-name="T6">29</text:span> : 2 3 4 5 4 4 3 2<text:tab/>10</text:p>
      <text:p text:style-name="P27"><text:span text:style-name="T6">30</text:span> : 2 3 4 5 5 4 3 2<text:tab/>10</text:p>
      <text:p text:style-name="P27"/>
      <table:table table:name="표4" table:style-name="표4">
        <table:table-column table:style-name="표4.A" table:number-columns-repeated="7"/>
        <table:table-column table:style-name="표4.H"/>
        <table:table-row table:style-name="TableLine94799383728176">
          <table:table-cell table:style-name="표4.A1" office:value-type="string">
            <text:p text:style-name="P7">1</text:p>
          </table:table-cell>
          <table:table-cell table:style-name="표4.A1" office:value-type="string">
            <text:p text:style-name="P6"/>
          </table:table-cell>
          <table:table-cell table:style-name="표4.A1" office:value-type="string">
            <text:p text:style-name="P6"/>
          </table:table-cell>
          <table:table-cell table:style-name="표4.A1" office:value-type="string">
            <text:p text:style-name="P6"/>
          </table:table-cell>
          <table:table-cell table:style-name="표4.A1" office:value-type="string">
            <text:p text:style-name="P6"/>
          </table:table-cell>
          <table:table-cell table:style-name="표4.A1" office:value-type="string">
            <text:p text:style-name="P6"/>
          </table:table-cell>
          <table:table-cell table:style-name="표4.A1" office:value-type="string">
            <text:p text:style-name="P6"/>
          </table:table-cell>
          <table:table-cell table:style-name="표4.H1" office:value-type="string">
            <text:p text:style-name="P6"/>
          </table:table-cell>
        </table:table-row>
        <table:table-row table:style-name="TableLine94799383783056"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H2" office:value-type="string">
            <text:p text:style-name="P6"/>
          </table:table-cell>
        </table:table-row>
        <table:table-row table:style-name="TableLine94799383785072"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H2" office:value-type="string">
            <text:p text:style-name="P6"/>
          </table:table-cell>
        </table:table-row>
        <table:table-row table:style-name="TableLine94799383786592"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H2" office:value-type="string">
            <text:p text:style-name="P6"/>
          </table:table-cell>
        </table:table-row>
        <table:table-row table:style-name="TableLine94799383788192"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6"/>
          </table:table-cell>
          <table:table-cell table:style-name="표4.H2" office:value-type="string">
            <text:p text:style-name="P6"/>
          </table:table-cell>
        </table:table-row>
        <table:table-row table:style-name="TableLine94799383789824"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7"/>
          </table:table-cell>
          <table:table-cell table:style-name="표4.A2" office:value-type="string">
            <text:p text:style-name="P6"/>
          </table:table-cell>
          <table:table-cell table:style-name="표4.H2" office:value-type="string">
            <text:p text:style-name="P6"/>
          </table:table-cell>
        </table:table-row>
        <table:table-row table:style-name="TableLine94799383791328"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H2" office:value-type="string">
            <text:p text:style-name="P6"/>
          </table:table-cell>
        </table:table-row>
        <table:table-row table:style-name="TableLine94799383792880"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7"/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7">1</text:p>
          </table:table-cell>
          <table:table-cell table:style-name="표4.H2" office:value-type="string">
            <text:p text:style-name="P6"/>
          </table:table-cell>
        </table:table-row>
        <table:table-row table:style-name="TableLine94799383794432"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7">1</text:p>
          </table:table-cell>
          <table:table-cell table:style-name="표4.H2" office:value-type="string">
            <text:p text:style-name="P6"/>
          </table:table-cell>
        </table:table-row>
        <table:table-row table:style-name="TableLine94799383379536"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6"/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7">1</text:p>
          </table:table-cell>
          <table:table-cell table:style-name="표4.A2" office:value-type="string">
            <text:p text:style-name="P7">1</text:p>
          </table:table-cell>
          <table:table-cell table:style-name="표4.H2" office:value-type="string">
            <text:p text:style-name="P6"/>
          </table:table-cell>
        </table:table-row>
      </table:table>
      <text:p text:style-name="P27"/>
      <table:table table:name="표5" table:style-name="표5">
        <table:table-column table:style-name="표5.A" table:number-columns-repeated="10"/>
        <table:table-column table:style-name="표5.K"/>
        <table:table-row table:style-name="TableLine94799383796496">
          <table:table-cell table:style-name="표5.A1" office:value-type="string">
            <text:p text:style-name="Table_20_Contents"/>
          </table:table-cell>
          <table:table-cell table:style-name="표5.A1" office:value-type="string">
            <text:p text:style-name="P8">1</text:p>
          </table:table-cell>
          <table:table-cell table:style-name="표5.A1" office:value-type="string">
            <text:p text:style-name="P8">2</text:p>
          </table:table-cell>
          <table:table-cell table:style-name="표5.A1" office:value-type="string">
            <text:p text:style-name="P8">3</text:p>
          </table:table-cell>
          <table:table-cell table:style-name="표5.A1" office:value-type="string">
            <text:p text:style-name="P8">4</text:p>
          </table:table-cell>
          <table:table-cell table:style-name="표5.A1" office:value-type="string">
            <text:p text:style-name="P8">5</text:p>
          </table:table-cell>
          <table:table-cell table:style-name="표5.A1" office:value-type="string">
            <text:p text:style-name="P8">6</text:p>
          </table:table-cell>
          <table:table-cell table:style-name="표5.A1" office:value-type="string">
            <text:p text:style-name="P8">7</text:p>
          </table:table-cell>
          <table:table-cell table:style-name="표5.A1" office:value-type="string">
            <text:p text:style-name="P8">8</text:p>
          </table:table-cell>
          <table:table-cell table:style-name="표5.A1" office:value-type="string">
            <text:p text:style-name="P8">9</text:p>
          </table:table-cell>
          <table:table-cell table:style-name="표5.K1" office:value-type="string">
            <text:p text:style-name="P8">0</text:p>
          </table:table-cell>
        </table:table-row>
        <table:table-row table:style-name="TableLine94799383969248"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71600">
          <table:table-cell table:style-name="표5.A2" office:value-type="string">
            <text:p text:style-name="P8">2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73296">
          <table:table-cell table:style-name="표5.A2" office:value-type="string">
            <text:p text:style-name="P8">3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75216">
          <table:table-cell table:style-name="표5.A2" office:value-type="string">
            <text:p text:style-name="P8">4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77248">
          <table:table-cell table:style-name="표5.A2" office:value-type="string">
            <text:p text:style-name="P8">5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707136">
          <table:table-cell table:style-name="표5.A2" office:value-type="string">
            <text:p text:style-name="P8">6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715088">
          <table:table-cell table:style-name="표5.A2" office:value-type="string">
            <text:p text:style-name="P8">7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ext:soft-page-break/>
        <table:table-row table:style-name="TableLine94799383722448">
          <table:table-cell table:style-name="표5.A2" office:value-type="string">
            <text:p text:style-name="P8">8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696688">
          <table:table-cell table:style-name="표5.A2" office:value-type="string">
            <text:p text:style-name="P8">9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561808">
          <table:table-cell table:style-name="표5.A2" office:value-type="string">
            <text:p text:style-name="P8">10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P8">1</text:p>
          </table:table-cell>
        </table:table-row>
        <table:table-row table:style-name="TableLine94799383980080">
          <table:table-cell table:style-name="표5.A2" office:value-type="string">
            <text:p text:style-name="P8">11</text:p>
          </table:table-cell>
          <table:table-cell table:style-name="표5.A2" office:value-type="string">
            <text:p text:style-name="P8">2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84048">
          <table:table-cell table:style-name="표5.A2" office:value-type="string">
            <text:p text:style-name="P8">12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86000">
          <table:table-cell table:style-name="표5.A2" office:value-type="string">
            <text:p text:style-name="P8">13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87952">
          <table:table-cell table:style-name="표5.A2" office:value-type="string">
            <text:p text:style-name="P8">14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89904">
          <table:table-cell table:style-name="표5.A2" office:value-type="string">
            <text:p text:style-name="P8">15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91856">
          <table:table-cell table:style-name="표5.A2" office:value-type="string">
            <text:p text:style-name="P8">16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93808">
          <table:table-cell table:style-name="표5.A2" office:value-type="string">
            <text:p text:style-name="P8">17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95616">
          <table:table-cell table:style-name="표5.A2" office:value-type="string">
            <text:p text:style-name="P8">18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97568">
          <table:table-cell table:style-name="표5.A2" office:value-type="string">
            <text:p text:style-name="P8">19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3999520">
          <table:table-cell table:style-name="표5.A2" office:value-type="string">
            <text:p text:style-name="P8">20</text:p>
          </table:table-cell>
          <table:table-cell table:style-name="표5.A2" office:value-type="string">
            <text:p text:style-name="P8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P8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P8">1</text:p>
          </table:table-cell>
        </table:table-row>
        <table:table-row table:style-name="TableLine94799384001472">
          <table:table-cell table:style-name="표5.A2" office:value-type="string">
            <text:p text:style-name="P8">21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4003424">
          <table:table-cell table:style-name="표5.A2" office:value-type="string">
            <text:p text:style-name="P8">22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2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  <table:table-row table:style-name="TableLine94799384005376">
          <table:table-cell table:style-name="표5.A2" office:value-type="string">
            <text:p text:style-name="P8">23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P8">1</text:p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A2" office:value-type="string">
            <text:p text:style-name="Table_20_Contents"/>
          </table:table-cell>
          <table:table-cell table:style-name="표5.K2" office:value-type="string">
            <text:p text:style-name="Table_20_Contents"/>
          </table:table-cell>
        </table:table-row>
      </table:table>
      <text:p text:style-name="P29"/>
      <text:p text:style-name="P28"/>
      <text:p text:style-name="P32">[0, 1, 0, 0, 0, 0, 0, 0, 0, 0]</text:p>
      <text:p text:style-name="P32">[1, 4, 1, 1, 1, 1, 1, 1, 1, 1]</text:p>
      <text:p text:style-name="P32">[3, 14, 13, 5, 3, 3, 3, 3, 3, 3]</text:p>
      <text:p text:style-name="P32">[22, 63, 33, 23, 23, 23, 23, 23, 23, 23]</text:p>
      <text:p text:style-name="P32"><text:line-break/></text:p>
      <text:p text:style-name="P33">1 1 1 6 0</text:p>
      <text:p text:style-name="P33">2 7 8 3 1</text:p>
      <text:p text:style-name="P33"/>
      <text:p text:style-name="P33">2 7 8 3 1</text:p>
      <text:p text:style-name="P33">1 1 0 1 6</text:p>
      <text:p text:style-name="P33"/>
      <text:p text:style-name="P33">2 7 0 3 6</text:p>
      <text:p text:style-name="P33"><text:s text:c="2"/><text:span text:style-name="T8">1</text:span> <text:span text:style-name="T8">2 3 <text:s/>4</text:span></text:p>
      <text:p text:style-name="P34">0 1 <text:s/></text:p>
      <text:p text:style-name="P34">1 1 1</text:p>
      <text:p text:style-name="P34">2 1 2 1</text:p>
      <text:p text:style-name="P34">3 1 3 3 <text:s/><text:span text:style-name="T8">1</text:span></text:p>
      <text:p text:style-name="P34">4 1 4 <text:span text:style-name="T8">6 <text:s/>4</text:span></text:p>
      <text:p text:style-name="P34">5 1 5 <text:span text:style-name="T8">10 10</text:span></text:p>
      <text:p text:style-name="P34">6 1 6 <text:span text:style-name="T8">36 20</text:span></text:p>
      <text:p text:style-name="P34">7 1 7 <text:span text:style-name="T8">49 7</text:span></text:p>
      <text:p text:style-name="P34">8 1 8 <text:span text:style-name="T8">64 8 </text:span></text:p>
      <text:p text:style-name="P34">9 1 9 <text:span text:style-name="T8">81 9</text:span></text:p>
      <text:p text:style-name="P34"/>
      <text:p text:style-name="P34"/>
      <text:p text:style-name="P34"/>
      <text:p text:style-name="P34"/>
      <table:table table:name="표6" table:style-name="표6">
        <table:table-column table:style-name="표6.A" table:number-columns-repeated="10"/>
        <table:table-column table:style-name="표6.K"/>
        <text:soft-page-break/>
        <table:table-row table:style-name="표6.1">
          <table:table-cell table:style-name="표6.A1" office:value-type="string">
            <text:p text:style-name="P9"/>
          </table:table-cell>
          <table:table-cell table:style-name="표6.A1" office:value-type="string">
            <text:p text:style-name="P10">1자리(nC<text:span text:style-name="T10">0</text:span>)</text:p>
          </table:table-cell>
          <table:table-cell table:style-name="표6.A1" office:value-type="string">
            <text:p text:style-name="P10">2자리(nC<text:span text:style-name="T10">1</text:span>)</text:p>
          </table:table-cell>
          <table:table-cell table:style-name="표6.A1" office:value-type="string">
            <text:p text:style-name="P10">3자리(nC2)</text:p>
          </table:table-cell>
          <table:table-cell table:style-name="표6.A1" office:value-type="string">
            <text:p text:style-name="P10">4자리(nC3)</text:p>
          </table:table-cell>
          <table:table-cell table:style-name="표6.A1" office:value-type="string">
            <text:p text:style-name="P10">5자리(nC4)</text:p>
          </table:table-cell>
          <table:table-cell table:style-name="표6.A1" office:value-type="string">
            <text:p text:style-name="P10">6자리<text:span text:style-name="T9">(nC5)</text:span></text:p>
          </table:table-cell>
          <table:table-cell table:style-name="표6.A1" office:value-type="string">
            <text:p text:style-name="P12">7자리</text:p>
            <text:p text:style-name="P13">(nC6)</text:p>
          </table:table-cell>
          <table:table-cell table:style-name="표6.A1" office:value-type="string">
            <text:p text:style-name="P12">8자리</text:p>
            <text:p text:style-name="P13">(nC7)</text:p>
          </table:table-cell>
          <table:table-cell table:style-name="표6.A1" office:value-type="string">
            <text:p text:style-name="P12">9자리</text:p>
            <text:p text:style-name="P13">(nC8)</text:p>
          </table:table-cell>
          <table:table-cell table:style-name="표6.K1" office:value-type="string">
            <text:p text:style-name="P13">10자리</text:p>
            <text:p text:style-name="P13">(nC9)</text:p>
          </table:table-cell>
        </table:table-row>
        <table:table-row table:style-name="표6.1">
          <table:table-cell table:style-name="표6.A2" office:value-type="string">
            <text:p text:style-name="P9">0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K2" office:value-type="string">
            <text:p text:style-name="P9"/>
          </table:table-cell>
        </table:table-row>
        <table:table-row table:style-name="표6.1"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K2" office:value-type="string">
            <text:p text:style-name="P9"/>
          </table:table-cell>
        </table:table-row>
        <table:table-row table:style-name="표6.1">
          <table:table-cell table:style-name="표6.A2" office:value-type="string">
            <text:p text:style-name="P10">2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2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K2" office:value-type="string">
            <text:p text:style-name="P9"/>
          </table:table-cell>
        </table:table-row>
        <table:table-row table:style-name="표6.1">
          <table:table-cell table:style-name="표6.A2" office:value-type="string">
            <text:p text:style-name="P10">3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3</text:p>
          </table:table-cell>
          <table:table-cell table:style-name="표6.A2" office:value-type="string">
            <text:p text:style-name="P10">3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K2" office:value-type="string">
            <text:p text:style-name="P9"/>
          </table:table-cell>
        </table:table-row>
        <table:table-row table:style-name="표6.1">
          <table:table-cell table:style-name="표6.A2" office:value-type="string">
            <text:p text:style-name="P10">4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4</text:p>
          </table:table-cell>
          <table:table-cell table:style-name="표6.A2" office:value-type="string">
            <text:p text:style-name="P10">6</text:p>
          </table:table-cell>
          <table:table-cell table:style-name="표6.A2" office:value-type="string">
            <text:p text:style-name="P10">4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K2" office:value-type="string">
            <text:p text:style-name="P9"/>
          </table:table-cell>
        </table:table-row>
        <table:table-row table:style-name="표6.1">
          <table:table-cell table:style-name="표6.A2" office:value-type="string">
            <text:p text:style-name="P10">5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5</text:p>
          </table:table-cell>
          <table:table-cell table:style-name="표6.A2" office:value-type="string">
            <text:p text:style-name="P10">10</text:p>
          </table:table-cell>
          <table:table-cell table:style-name="표6.A2" office:value-type="string">
            <text:p text:style-name="P10">10</text:p>
          </table:table-cell>
          <table:table-cell table:style-name="표6.A2" office:value-type="string">
            <text:p text:style-name="P10">5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A2" office:value-type="string">
            <text:p text:style-name="P9"/>
          </table:table-cell>
          <table:table-cell table:style-name="표6.K2" office:value-type="string">
            <text:p text:style-name="P9"/>
          </table:table-cell>
        </table:table-row>
        <table:table-row table:style-name="표6.1">
          <table:table-cell table:style-name="표6.A2" office:value-type="string">
            <text:p text:style-name="P10">6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6</text:p>
          </table:table-cell>
          <table:table-cell table:style-name="표6.A2" office:value-type="string">
            <text:p text:style-name="P10">15</text:p>
          </table:table-cell>
          <table:table-cell table:style-name="표6.A2" office:value-type="string">
            <text:p text:style-name="P10">20</text:p>
          </table:table-cell>
          <table:table-cell table:style-name="표6.A2" office:value-type="string">
            <text:p text:style-name="P10">15</text:p>
          </table:table-cell>
          <table:table-cell table:style-name="표6.A2" office:value-type="string">
            <text:p text:style-name="P11">6</text:p>
          </table:table-cell>
          <table:table-cell table:style-name="표6.A2" office:value-type="string">
            <text:p text:style-name="P13">1</text:p>
          </table:table-cell>
          <table:table-cell table:style-name="표6.A2" office:value-type="string">
            <text:p text:style-name="P13"/>
          </table:table-cell>
          <table:table-cell table:style-name="표6.A2" office:value-type="string">
            <text:p text:style-name="P9"/>
          </table:table-cell>
          <table:table-cell table:style-name="표6.K2" office:value-type="string">
            <text:p text:style-name="P9"/>
          </table:table-cell>
        </table:table-row>
        <table:table-row table:style-name="표6.1">
          <table:table-cell table:style-name="표6.A2" office:value-type="string">
            <text:p text:style-name="P10">7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7</text:p>
          </table:table-cell>
          <table:table-cell table:style-name="표6.A2" office:value-type="string">
            <text:p text:style-name="P10">21</text:p>
          </table:table-cell>
          <table:table-cell table:style-name="표6.A2" office:value-type="string">
            <text:p text:style-name="P10">35</text:p>
          </table:table-cell>
          <table:table-cell table:style-name="표6.A2" office:value-type="string">
            <text:p text:style-name="P10">35</text:p>
          </table:table-cell>
          <table:table-cell table:style-name="표6.A2" office:value-type="string">
            <text:p text:style-name="P11">21</text:p>
          </table:table-cell>
          <table:table-cell table:style-name="표6.A2" office:value-type="string">
            <text:p text:style-name="P13">7</text:p>
          </table:table-cell>
          <table:table-cell table:style-name="표6.A2" office:value-type="string">
            <text:p text:style-name="P13">1</text:p>
          </table:table-cell>
          <table:table-cell table:style-name="표6.A2" office:value-type="string">
            <text:p text:style-name="P13"/>
          </table:table-cell>
          <table:table-cell table:style-name="표6.K2" office:value-type="string">
            <text:p text:style-name="P13"/>
          </table:table-cell>
        </table:table-row>
        <table:table-row table:style-name="표6.1">
          <table:table-cell table:style-name="표6.A2" office:value-type="string">
            <text:p text:style-name="P10">8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8</text:p>
          </table:table-cell>
          <table:table-cell table:style-name="표6.A2" office:value-type="string">
            <text:p text:style-name="P10">28</text:p>
          </table:table-cell>
          <table:table-cell table:style-name="표6.A2" office:value-type="string">
            <text:p text:style-name="P10">56</text:p>
          </table:table-cell>
          <table:table-cell table:style-name="표6.A2" office:value-type="string">
            <text:p text:style-name="P10">70</text:p>
          </table:table-cell>
          <table:table-cell table:style-name="표6.A2" office:value-type="string">
            <text:p text:style-name="P11">56</text:p>
          </table:table-cell>
          <table:table-cell table:style-name="표6.A2" office:value-type="string">
            <text:p text:style-name="P13">28</text:p>
          </table:table-cell>
          <table:table-cell table:style-name="표6.A2" office:value-type="string">
            <text:p text:style-name="P13">8</text:p>
          </table:table-cell>
          <table:table-cell table:style-name="표6.A2" office:value-type="string">
            <text:p text:style-name="P13">1</text:p>
          </table:table-cell>
          <table:table-cell table:style-name="표6.K2" office:value-type="string">
            <text:p text:style-name="P13"/>
          </table:table-cell>
        </table:table-row>
        <table:table-row table:style-name="표6.1">
          <table:table-cell table:style-name="표6.A2" office:value-type="string">
            <text:p text:style-name="P10">9</text:p>
          </table:table-cell>
          <table:table-cell table:style-name="표6.A2" office:value-type="string">
            <text:p text:style-name="P10">1</text:p>
          </table:table-cell>
          <table:table-cell table:style-name="표6.A2" office:value-type="string">
            <text:p text:style-name="P10">9</text:p>
          </table:table-cell>
          <table:table-cell table:style-name="표6.A2" office:value-type="string">
            <text:p text:style-name="P10">36</text:p>
          </table:table-cell>
          <table:table-cell table:style-name="표6.A2" office:value-type="string">
            <text:p text:style-name="P10">84</text:p>
          </table:table-cell>
          <table:table-cell table:style-name="표6.A2" office:value-type="string">
            <text:p text:style-name="P10">126</text:p>
          </table:table-cell>
          <table:table-cell table:style-name="표6.A2" office:value-type="string">
            <text:p text:style-name="P11">126</text:p>
          </table:table-cell>
          <table:table-cell table:style-name="표6.A2" office:value-type="string">
            <text:p text:style-name="P31">84</text:p>
          </table:table-cell>
          <table:table-cell table:style-name="표6.A2" office:value-type="string">
            <text:p text:style-name="P31">36</text:p>
          </table:table-cell>
          <table:table-cell table:style-name="표6.A2" office:value-type="string">
            <text:p text:style-name="P31">9</text:p>
          </table:table-cell>
          <table:table-cell table:style-name="표6.K2" office:value-type="string">
            <text:p text:style-name="P31">1</text:p>
          </table:table-cell>
        </table:table-row>
        <table:table-row table:style-name="표6.1"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K2" office:value-type="string">
            <text:p text:style-name="P30"/>
          </table:table-cell>
        </table:table-row>
        <table:table-row table:style-name="표6.1"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K2" office:value-type="string">
            <text:p text:style-name="P30"/>
          </table:table-cell>
        </table:table-row>
        <table:table-row table:style-name="표6.1"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A2" office:value-type="string">
            <text:p text:style-name="P30"/>
          </table:table-cell>
          <table:table-cell table:style-name="표6.K2" office:value-type="string">
            <text:p text:style-name="P30"/>
          </table:table-cell>
        </table:table-row>
      </table:table>
      <text:p text:style-name="P35"/>
      <text:p text:style-name="P36">1 2 3 4 5 6 7 8 9 10 20 21 30 31 32 40 41 42 43 50 51 52 53 54<text:span text:style-name="T11"> 60</text:span></text:p>
      <text:p text:style-name="P37">1 2 3 4 5 6 7 8 9 10 11 12 13 14 15 16 17 18 19 20 21 22 23 24<text:span text:style-name="T11"> </text:span><text:span text:style-name="T12">25</text:span></text:p>
      <text:p text:style-name="P37"/>
      <text:p text:style-name="P38">61 62 63 64 65 70 71 72 73 74 75 76 80 81 82 83 84 85 86 87 90 91 92 93 94 95 96</text:p>
      <text:p text:style-name="P38"><text:span text:style-name="T12">26 27 28 29 30 31 32 33 34 35 36 37 38 39 40 41 42 43 44 45 46 47 48 49 50</text:span> <text:span text:style-name="T13">51 52</text:span></text:p>
      <text:p text:style-name="P38"/>
      <text:p text:style-name="P39">97 98 210 <text:span text:style-name="T14">310 3</text:span></text:p>
      <text:p text:style-name="P39">53 54 55 </text:p>
      <text:p text:style-name="P38"/>
      <table:table table:name="표7" table:style-name="표7">
        <table:table-column table:style-name="표7.A"/>
        <table:table-column table:style-name="표7.B" table:number-columns-repeated="7"/>
        <table:table-column table:style-name="표7.I"/>
        <table:table-row table:style-name="TableLine94799384155488">
          <table:table-cell table:style-name="표7.A1" office:value-type="string">
            <text:p text:style-name="P15">tree</text:p>
          </table:table-cell>
          <table:table-cell table:style-name="표7.A1" office:value-type="string">
            <text:p text:style-name="P14"/>
          </table:table-cell>
          <table:table-cell table:style-name="표7.A1" office:value-type="string">
            <text:p text:style-name="P14"/>
          </table:table-cell>
          <table:table-cell table:style-name="표7.A1" office:value-type="string">
            <text:p text:style-name="P14"/>
          </table:table-cell>
          <table:table-cell table:style-name="표7.A1" office:value-type="string">
            <text:p text:style-name="P14"/>
          </table:table-cell>
          <table:table-cell table:style-name="표7.A1" office:value-type="string">
            <text:p text:style-name="P14"/>
          </table:table-cell>
          <table:table-cell table:style-name="표7.A1" office:value-type="string">
            <text:p text:style-name="P14"/>
          </table:table-cell>
          <table:table-cell table:style-name="표7.A1" office:value-type="string">
            <text:p text:style-name="P14"/>
          </table:table-cell>
          <table:table-cell table:style-name="표7.I1" office:value-type="string">
            <text:p text:style-name="P14"/>
          </table:table-cell>
        </table:table-row>
        <table:table-row table:style-name="TableLine94799384198944"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5">tree</text:p>
          </table:table-cell>
          <table:table-cell table:style-name="표7.I2" office:value-type="string">
            <text:p text:style-name="P14"/>
          </table:table-cell>
        </table:table-row>
        <table:table-row table:style-name="TableLine94799384201680"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I2" office:value-type="string">
            <text:p text:style-name="P14"/>
          </table:table-cell>
        </table:table-row>
        <table:table-row table:style-name="TableLine94799384203152"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I2" office:value-type="string">
            <text:p text:style-name="P14"/>
          </table:table-cell>
        </table:table-row>
        <table:table-row table:style-name="TableLine94799384204848"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5">tree</text:p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I2" office:value-type="string">
            <text:p text:style-name="P14"/>
          </table:table-cell>
        </table:table-row>
        <table:table-row table:style-name="TableLine94799384206656"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I2" office:value-type="string">
            <text:p text:style-name="P14"/>
          </table:table-cell>
        </table:table-row>
        <table:table-row table:style-name="TableLine94799384208336"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I2" office:value-type="string">
            <text:p text:style-name="P14"/>
          </table:table-cell>
        </table:table-row>
        <table:table-row table:style-name="TableLine94799384210064"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5">tree</text:p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I2" office:value-type="string">
            <text:p text:style-name="P14"/>
          </table:table-cell>
        </table:table-row>
        <table:table-row table:style-name="TableLine94799384211792"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A2" office:value-type="string">
            <text:p text:style-name="P14"/>
          </table:table-cell>
          <table:table-cell table:style-name="표7.I2" office:value-type="string">
            <text:p text:style-name="P15">tree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표8" table:style-name="표8">
        <table:table-column table:style-name="표8.A" table:number-columns-repeated="9"/>
        <table:table-column table:style-name="표8.J"/>
        <text:soft-page-break/>
        <table:table-row table:style-name="TableLine94799384216480">
          <table:table-cell table:style-name="표8.A1" office:value-type="string">
            <text:p text:style-name="P14"/>
          </table:table-cell>
          <table:table-cell table:style-name="표8.A1" office:value-type="string">
            <text:p text:style-name="P16">1</text:p>
          </table:table-cell>
          <table:table-cell table:style-name="표8.A1" office:value-type="string">
            <text:p text:style-name="P16">2</text:p>
          </table:table-cell>
          <table:table-cell table:style-name="표8.A1" office:value-type="string">
            <text:p text:style-name="P16">3</text:p>
          </table:table-cell>
          <table:table-cell table:style-name="표8.A1" office:value-type="string">
            <text:p text:style-name="P16">4</text:p>
          </table:table-cell>
          <table:table-cell table:style-name="표8.A1" office:value-type="string">
            <text:p text:style-name="P16">5</text:p>
          </table:table-cell>
          <table:table-cell table:style-name="표8.A1" office:value-type="string">
            <text:p text:style-name="P16">6</text:p>
          </table:table-cell>
          <table:table-cell table:style-name="표8.A1" office:value-type="string">
            <text:p text:style-name="P16">7</text:p>
          </table:table-cell>
          <table:table-cell table:style-name="표8.A1" office:value-type="string">
            <text:p text:style-name="P16">8</text:p>
          </table:table-cell>
          <table:table-cell table:style-name="표8.J1" office:value-type="string">
            <text:p text:style-name="P16">9</text:p>
          </table:table-cell>
        </table:table-row>
        <table:table-row table:style-name="TableLine94799384618704">
          <table:table-cell table:style-name="표8.A2" office:value-type="string">
            <text:p text:style-name="P16">0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20944"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22528">
          <table:table-cell table:style-name="표8.A2" office:value-type="string">
            <text:p text:style-name="P16">2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24336">
          <table:table-cell table:style-name="표8.A2" office:value-type="string">
            <text:p text:style-name="P16">3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26256">
          <table:table-cell table:style-name="표8.A2" office:value-type="string">
            <text:p text:style-name="P16">4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28048">
          <table:table-cell table:style-name="표8.A2" office:value-type="string">
            <text:p text:style-name="P16">5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30928">
          <table:table-cell table:style-name="표8.A2" office:value-type="string">
            <text:p text:style-name="P16">6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32720">
          <table:table-cell table:style-name="표8.A2" office:value-type="string">
            <text:p text:style-name="P16">7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34752">
          <table:table-cell table:style-name="표8.A2" office:value-type="string">
            <text:p text:style-name="P16">8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6">1</text:p>
          </table:table-cell>
          <table:table-cell table:style-name="표8.J2" office:value-type="string">
            <text:p text:style-name="P14"/>
          </table:table-cell>
        </table:table-row>
        <table:table-row table:style-name="TableLine94799384636512">
          <table:table-cell table:style-name="표8.A2" office:value-type="string">
            <text:p text:style-name="P16">9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6">1</text:p>
          </table:table-cell>
        </table:table-row>
        <table:table-row table:style-name="TableLine94799384638352">
          <table:table-cell table:style-name="표8.A2" office:value-type="string">
            <text:p text:style-name="P16">10</text:p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40192">
          <table:table-cell table:style-name="표8.A2" office:value-type="string">
            <text:p text:style-name="P16">11</text:p>
          </table:table-cell>
          <table:table-cell table:style-name="표8.A2" office:value-type="string">
            <text:p text:style-name="P16">2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44096">
          <table:table-cell table:style-name="표8.A2" office:value-type="string">
            <text:p text:style-name="P16">12</text:p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45856">
          <table:table-cell table:style-name="표8.A2" office:value-type="string">
            <text:p text:style-name="P16">13</text:p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6">1</text:p>
          </table:table-cell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47696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49536">
          <table:table-cell table:style-name="표8.A2" office:value-type="string">
            <text:p text:style-name="P16">5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51376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53072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54912">
          <table:table-cell table:style-name="표8.A2" office:value-type="string">
            <text:p text:style-name="P16">6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56752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58592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60432">
          <table:table-cell table:style-name="표8.A2" office:value-type="string">
            <text:p text:style-name="P16">7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62272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64112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65952">
          <table:table-cell table:style-name="표8.A2" office:value-type="string">
            <text:p text:style-name="P16">8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42256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7168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73520">
          <table:table-cell table:style-name="표8.A2" office:value-type="string">
            <text:p text:style-name="P16">9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7536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7720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79040">
          <table:table-cell table:style-name="표8.A2" office:value-type="string">
            <text:p text:style-name="P16">10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8088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8272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84560">
          <table:table-cell table:style-name="표8.A2" office:value-type="string">
            <text:p text:style-name="P16">11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8640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8824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90080">
          <table:table-cell table:style-name="표8.A2" office:value-type="string">
            <text:p text:style-name="P16">12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9192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9376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95600">
          <table:table-cell table:style-name="표8.A2" office:value-type="string">
            <text:p text:style-name="P16">13</text:p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9744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  <table:table-row table:style-name="TableLine94799384699280">
          <table:table-cell table:style-name="표8.A2" office:value-type="string">
            <text:p text:style-name="P16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A2" office:value-type="string">
            <text:p text:style-name="P14"/>
          </table:table-cell>
          <table:table-cell table:style-name="표8.J2" office:value-type="string">
            <text:p text:style-name="P14"/>
          </table:table-cell>
        </table:table-row>
      </table:table>
      <text:p text:style-name="P41"><text:soft-page-break/>09<text:tab/>109 2 3 4 5 6 7 8 909</text:p>
      <text:p text:style-name="P41">19<text:tab/>119</text:p>
      <text:p text:style-name="P41">29<text:tab/>129</text:p>
      <text:p text:style-name="P41">39<text:tab/>139</text:p>
      <text:p text:style-name="P41">49<text:tab/>149</text:p>
      <text:p text:style-name="P41">59<text:tab/>159</text:p>
      <text:p text:style-name="P41">69<text:tab/>169</text:p>
      <text:p text:style-name="P41">79<text:tab/>179</text:p>
      <text:p text:style-name="P41">89<text:tab/>189</text:p>
      <text:p text:style-name="P41">90<text:tab/>190</text:p>
      <text:p text:style-name="P41">91<text:tab/>191</text:p>
      <text:p text:style-name="P41">92<text:tab/>192</text:p>
      <text:p text:style-name="P41">93<text:tab/>193</text:p>
      <text:p text:style-name="P41">94<text:tab/>194</text:p>
      <text:p text:style-name="P41">95<text:tab/>195</text:p>
      <text:p text:style-name="P41">96<text:tab/>196</text:p>
      <text:p text:style-name="P41">97<text:tab/>197</text:p>
      <text:p text:style-name="P41">98<text:tab/>198</text:p>
      <text:p text:style-name="P41">99<text:tab/>199</text:p>
      <text:p text:style-name="P41">case 9*10*10 900*45</text:p>
      <text:p text:style-name="P41"/>
      <text:p text:style-name="P42">1*9</text:p>
      <text:p text:style-name="P42">20*9</text:p>
      <text:p text:style-name="P42"/>
      <text:p text:style-name="P43">0~9 5*9*10(0)</text:p>
      <text:p text:style-name="P43">0~99 900 10*9*10(1)</text:p>
      <text:p text:style-name="P43">0~999 13500 15*9*10(2)</text:p>
      <text:p text:style-name="P43">0~9999 180000 20*9*10(3) </text:p>
      <text:p text:style-name="P43">0~99999 2250000 25*9*10(4)</text:p>
      <text:p text:style-name="P43">5*(n+1)*9*10**(n)</text:p>
      <text:p text:style-name="P44"/>
      <text:p text:style-name="P44">111 </text:p>
      <text:p text:style-name="P44"/>
      <text:p text:style-name="P45">10/6 1 … 4</text:p>
      <text:p text:style-name="P45">min(X) * 1 + min(Y) * 4</text:p>
      <text:p text:style-name="P45">if min(Y) * 4 &lt; min(X) </text:p>
      <text:p text:style-name="P45"><text:tab/>res += min(X) </text:p>
      <text:p text:style-name="P45"/>
      <text:p text:style-name="P46">N &lt; 100 </text:p>
      <text:p text:style-name="P46">print(N) </text:p>
      <text:p text:style-name="P46">N &gt;= 100 </text:p>
      <text:p text:style-name="P46">res = 99 </text:p>
      <text:p text:style-name="P46">for I in range(100, N) : </text:p>
      <text:p text:style-name="P46"><text:tab/>n1 = str(N)[0]</text:p>
      <text:p text:style-name="P46"><text:tab/>n2 = str(N)[1]</text:p>
      <text:p text:style-name="P46"><text:tab/>n3 = str(N)[2]</text:p>
      <text:p text:style-name="P46"/>
      <text:p text:style-name="P47">list [, , , , ,]</text:p>
      <text:p text:style-name="P47">a[4] = a[0]</text:p>
      <text:p text:style-name="P47">a[4] = 3*a[1]</text:p>
      <text:p text:style-name="P47">a[4] = 5*a[2]</text:p>
      <text:p text:style-name="P47">a[4] = 7*a[3]</text:p>
      <text:p text:style-name="P47"/>
      <text:p text:style-name="P47">a[4] = 2*a[0]</text:p>
      <text:p text:style-name="P47">a[4] = 4*a[1]</text:p>
      <text:p text:style-name="P47">a[4] = 5*a[2]</text:p>
      <text:p text:style-name="P47">a[4] = 7*a[3]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R : 오른쪽</text:p>
      <text:p text:style-name="P48">L : 왼쪽</text:p>
      <text:p text:style-name="P48">B : 아래로</text:p>
      <text:p text:style-name="P48">T : 위로</text:p>
      <text:p text:style-name="P48">RT : 오대위</text:p>
      <text:p text:style-name="P48">LT : 왼대위</text:p>
      <text:p text:style-name="P48">RB : 오대아</text:p>
      <text:p text:style-name="P48">LB : 왼대아 </text:p>
      <text:p text:style-name="P48"/>
      <text:p text:style-name="P48">[‘A’, ‘B’, ‘C’, ‘D’, ‘E’, ‘F’, ‘G’, ‘H’]</text:p>
      <text:p text:style-name="P48">[1, 2, 3, 4, 5, 6, 7, 8]</text:p>
      <text:p text:style-name="P48"/>
      <text:p text:style-name="P49">리스트의 배열이 짝수면 하얀색의 위치도 짝수</text:p>
      <text:p text:style-name="P49">리스트의 배열이 홀수면 하얀색의 위치도 홀수</text:p>
      <text:p text:style-name="P50"/>
      <text:p text:style-name="P50">26 68 84 42 26</text:p>
      <text:p text:style-name="P50">55 50 05 55</text:p>
      <text:p text:style-name="P50">01 11 </text:p>
      <text:p text:style-name="P51">00 </text:p>
      <text:p text:style-name="P51"/>
      <text:p text:style-name="P52">a, b, c, d</text:p>
      <text:p text:style-name="P52"/>
      <text:p text:style-name="P52">a/M*100 + b/M*100 + c/M*100 + d/M*100 <text:s/>/ 4</text:p>
      <text:p text:style-name="P52"/>
      <text:p text:style-name="P53">[a, b, … , z]</text:p>
      <text:p text:style-name="P53">[-1, -1, … , -1]</text:p>
      <text:p text:style-name="P54"><text:span text:style-name="T15">for j in </text:span><text:span text:style-name="T16">alphabet_list</text:span><text:span text:style-name="T15"> : </text:span></text:p>
      <text:p text:style-name="P53"><text:tab/>for i in range(len(str)) :</text:p>
      <text:p text:style-name="P53"><text:tab/><text:tab/>if res[j] == -1 : </text:p>
      <text:p text:style-name="P53"><text:tab/><text:tab/><text:tab/> </text:p>
      <text:p text:style-name="P53"><text:tab/><text:tab/></text:p>
      <text:p text:style-name="P53">not in dictionary +1 index +2</text:p>
      <text:p text:style-name="P53">in dictionary +1 </text:p>
      <text:p text:style-name="P55"/>
      <text:p text:style-name="P55">A : 1 B : 2 C : 3 D : 4 E : </text:p>
      <text:p text:style-name="P55">9+7+9+3+5+3</text:p>
      <text:p text:style-name="P55"/>
      <table:table table:name="표9" table:style-name="표9">
        <table:table-column table:style-name="표9.A" table:number-columns-repeated="9"/>
        <table:table-column table:style-name="표9.J"/>
        <table:table-row table:style-name="TableLine94799383863760">
          <table:table-cell table:style-name="표9.A1" office:value-type="string">
            <text:p text:style-name="P17">1호</text:p>
          </table:table-cell>
          <table:table-cell table:style-name="표9.A1" office:value-type="string">
            <text:p text:style-name="P17">2호</text:p>
          </table:table-cell>
          <table:table-cell table:style-name="표9.A1" office:value-type="string">
            <text:p text:style-name="P17">3호</text:p>
          </table:table-cell>
          <table:table-cell table:style-name="표9.A1" office:value-type="string">
            <text:p text:style-name="P17">4호</text:p>
          </table:table-cell>
          <table:table-cell table:style-name="표9.A1" office:value-type="string">
            <text:p text:style-name="P17">5호</text:p>
          </table:table-cell>
          <table:table-cell table:style-name="표9.A1" office:value-type="string">
            <text:p text:style-name="P17">6호</text:p>
          </table:table-cell>
          <table:table-cell table:style-name="표9.A1" office:value-type="string">
            <text:p text:style-name="P17">7호</text:p>
          </table:table-cell>
          <table:table-cell table:style-name="표9.A1" office:value-type="string">
            <text:p text:style-name="P17">8호</text:p>
          </table:table-cell>
          <table:table-cell table:style-name="표9.A1" office:value-type="string">
            <text:p text:style-name="P17">9</text:p>
          </table:table-cell>
          <table:table-cell table:style-name="표9.J1" office:value-type="string">
            <text:p text:style-name="P14"/>
          </table:table-cell>
        </table:table-row>
        <table:table-row table:style-name="TableLine94799384810240">
          <table:table-cell table:style-name="표9.A2" office:value-type="string">
            <text:p text:style-name="P17">k<text:span text:style-name="T17">+</text:span><text:span text:style-name="T18">n</text:span>C(n-1)</text:p>
          </table:table-cell>
          <table:table-cell table:style-name="표9.A2" office:value-type="string">
            <text:p text:style-name="P17">(K+<text:span text:style-name="T18">n</text:span>)C(n-1)</text:p>
          </table:table-cell>
          <table:table-cell table:style-name="표9.A2" office:value-type="string">
            <text:p text:style-name="P18">(k+n)C(n-1)</text:p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12752"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14336"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16144"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18064"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19856"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21696">
          <table:table-cell table:style-name="표9.A2" office:value-type="string">
            <text:p text:style-name="P17">1</text:p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23536">
          <table:table-cell table:style-name="표9.A2" office:value-type="string">
            <text:p text:style-name="P17">1</text:p>
          </table:table-cell>
          <table:table-cell table:style-name="표9.A2" office:value-type="string">
            <text:p text:style-name="P17">7</text:p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25520">
          <table:table-cell table:style-name="표9.A2" office:value-type="string">
            <text:p text:style-name="P17">1</text:p>
          </table:table-cell>
          <table:table-cell table:style-name="표9.A2" office:value-type="string">
            <text:p text:style-name="P17">6</text:p>
          </table:table-cell>
          <table:table-cell table:style-name="표9.A2" office:value-type="string">
            <text:p text:style-name="P17">21</text:p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27280">
          <table:table-cell table:style-name="표9.A2" office:value-type="string">
            <text:p text:style-name="P17">1</text:p>
          </table:table-cell>
          <table:table-cell table:style-name="표9.A2" office:value-type="string">
            <text:p text:style-name="P17">5</text:p>
          </table:table-cell>
          <table:table-cell table:style-name="표9.A2" office:value-type="string">
            <text:p text:style-name="P17">15</text:p>
          </table:table-cell>
          <table:table-cell table:style-name="표9.A2" office:value-type="string">
            <text:p text:style-name="P17">35</text:p>
          </table:table-cell>
          <table:table-cell table:style-name="표9.A2" office:value-type="string">
            <text:p text:style-name="P17">70</text:p>
          </table:table-cell>
          <table:table-cell table:style-name="표9.A2" office:value-type="string">
            <text:p text:style-name="P17">127</text:p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29120">
          <table:table-cell table:style-name="표9.A2" office:value-type="string">
            <text:p text:style-name="P17">1(3C0)</text:p>
          </table:table-cell>
          <table:table-cell table:style-name="표9.A2" office:value-type="string">
            <text:p text:style-name="P17">4(4C1)</text:p>
          </table:table-cell>
          <table:table-cell table:style-name="표9.A2" office:value-type="string">
            <text:p text:style-name="P17">10</text:p>
          </table:table-cell>
          <table:table-cell table:style-name="표9.A2" office:value-type="string">
            <text:p text:style-name="P17">20</text:p>
          </table:table-cell>
          <table:table-cell table:style-name="표9.A2" office:value-type="string">
            <text:p text:style-name="P17">35</text:p>
          </table:table-cell>
          <table:table-cell table:style-name="표9.A2" office:value-type="string">
            <text:p text:style-name="P17">57</text:p>
          </table:table-cell>
          <table:table-cell table:style-name="표9.A2" office:value-type="string">
            <text:p text:style-name="P17">85</text:p>
          </table:table-cell>
          <table:table-cell table:style-name="표9.A2" office:value-type="string">
            <text:p text:style-name="P17">121</text:p>
          </table:table-cell>
          <table:table-cell table:style-name="표9.A2" office:value-type="string">
            <text:p text:style-name="P14"/>
          </table:table-cell>
          <table:table-cell table:style-name="표9.J2" office:value-type="string">
            <text:p text:style-name="P14"/>
          </table:table-cell>
        </table:table-row>
        <table:table-row table:style-name="TableLine94799384830960">
          <table:table-cell table:style-name="표9.A2" office:value-type="string">
            <text:p text:style-name="P17">1(2C0)</text:p>
          </table:table-cell>
          <table:table-cell table:style-name="표9.A2" office:value-type="string">
            <text:p text:style-name="P17">3(3C1)</text:p>
          </table:table-cell>
          <table:table-cell table:style-name="표9.A2" office:value-type="string">
            <text:p text:style-name="P17">6(4C2)</text:p>
          </table:table-cell>
          <table:table-cell table:style-name="표9.A2" office:value-type="string">
            <text:p text:style-name="P17">10</text:p>
          </table:table-cell>
          <table:table-cell table:style-name="표9.A2" office:value-type="string">
            <text:p text:style-name="P17">15</text:p>
          </table:table-cell>
          <table:table-cell table:style-name="표9.A2" office:value-type="string">
            <text:p text:style-name="P17">21</text:p>
          </table:table-cell>
          <table:table-cell table:style-name="표9.A2" office:value-type="string">
            <text:p text:style-name="P17">28</text:p>
          </table:table-cell>
          <table:table-cell table:style-name="표9.A2" office:value-type="string">
            <text:p text:style-name="P17">36</text:p>
          </table:table-cell>
          <table:table-cell table:style-name="표9.A2" office:value-type="string">
            <text:p text:style-name="P17">45</text:p>
          </table:table-cell>
          <table:table-cell table:style-name="표9.J2" office:value-type="string">
            <text:p text:style-name="P17">55</text:p>
          </table:table-cell>
        </table:table-row>
        <table:table-row table:style-name="TableLine94799384834864">
          <table:table-cell table:style-name="표9.A2" office:value-type="string">
            <text:p text:style-name="P17">1(1C1)</text:p>
          </table:table-cell>
          <table:table-cell table:style-name="표9.A2" office:value-type="string">
            <text:p text:style-name="P17">2(2C1)</text:p>
          </table:table-cell>
          <table:table-cell table:style-name="표9.A2" office:value-type="string">
            <text:p text:style-name="P17">3(3C2)</text:p>
          </table:table-cell>
          <table:table-cell table:style-name="표9.A2" office:value-type="string">
            <text:p text:style-name="P17">4</text:p>
          </table:table-cell>
          <table:table-cell table:style-name="표9.A2" office:value-type="string">
            <text:p text:style-name="P17">5</text:p>
          </table:table-cell>
          <table:table-cell table:style-name="표9.A2" office:value-type="string">
            <text:p text:style-name="P17">6</text:p>
          </table:table-cell>
          <table:table-cell table:style-name="표9.A2" office:value-type="string">
            <text:p text:style-name="P17">7</text:p>
          </table:table-cell>
          <table:table-cell table:style-name="표9.A2" office:value-type="string">
            <text:p text:style-name="P17">8</text:p>
          </table:table-cell>
          <table:table-cell table:style-name="표9.A2" office:value-type="string">
            <text:p text:style-name="P17">9</text:p>
          </table:table-cell>
          <table:table-cell table:style-name="표9.J2" office:value-type="string">
            <text:p text:style-name="P17">10</text:p>
          </table:table-cell>
        </table:table-row>
      </table:table>
      <text:p text:style-name="P55"/>
      <text:p text:style-name="P56"/>
      <table:table table:name="표10" table:style-name="표10">
        <table:table-column table:style-name="표10.A" table:number-columns-repeated="9"/>
        <table:table-column table:style-name="표10.J"/>
        <text:soft-page-break/>
        <table:table-row table:style-name="TableLine94799384752512">
          <table:table-cell table:style-name="표10.A1" office:value-type="string">
            <text:p text:style-name="P19">1</text:p>
          </table:table-cell>
          <table:table-cell table:style-name="표10.A1" office:value-type="string">
            <text:p text:style-name="P19">2</text:p>
          </table:table-cell>
          <table:table-cell table:style-name="표10.A1" office:value-type="string">
            <text:p text:style-name="P19">6</text:p>
          </table:table-cell>
          <table:table-cell table:style-name="표10.A1" office:value-type="string">
            <text:p text:style-name="P19">7</text:p>
          </table:table-cell>
          <table:table-cell table:style-name="표10.A1" office:value-type="string">
            <text:p text:style-name="P19">15</text:p>
          </table:table-cell>
          <table:table-cell table:style-name="표10.A1" office:value-type="string">
            <text:p text:style-name="P19">16</text:p>
          </table:table-cell>
          <table:table-cell table:style-name="표10.A1" office:value-type="string">
            <text:p text:style-name="P14"/>
          </table:table-cell>
          <table:table-cell table:style-name="표10.A1" office:value-type="string">
            <text:p text:style-name="P14"/>
          </table:table-cell>
          <table:table-cell table:style-name="표10.A1" office:value-type="string">
            <text:p text:style-name="P14"/>
          </table:table-cell>
          <table:table-cell table:style-name="표10.J1" office:value-type="string">
            <text:p text:style-name="P14"/>
          </table:table-cell>
        </table:table-row>
        <table:table-row table:style-name="TableLine94799384891088">
          <table:table-cell table:style-name="표10.A2" office:value-type="string">
            <text:p text:style-name="P19">3</text:p>
          </table:table-cell>
          <table:table-cell table:style-name="표10.A2" office:value-type="string">
            <text:p text:style-name="P19">5</text:p>
          </table:table-cell>
          <table:table-cell table:style-name="표10.A2" office:value-type="string">
            <text:p text:style-name="P19">8</text:p>
          </table:table-cell>
          <table:table-cell table:style-name="표10.A2" office:value-type="string">
            <text:p text:style-name="P19">14</text:p>
          </table:table-cell>
          <table:table-cell table:style-name="표10.A2" office:value-type="string">
            <text:p text:style-name="P19">17</text:p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J2" office:value-type="string">
            <text:p text:style-name="P14"/>
          </table:table-cell>
        </table:table-row>
        <table:table-row table:style-name="TableLine94799384893584">
          <table:table-cell table:style-name="표10.A2" office:value-type="string">
            <text:p text:style-name="P19">4</text:p>
          </table:table-cell>
          <table:table-cell table:style-name="표10.A2" office:value-type="string">
            <text:p text:style-name="P19">9</text:p>
          </table:table-cell>
          <table:table-cell table:style-name="표10.A2" office:value-type="string">
            <text:p text:style-name="P19">13</text:p>
          </table:table-cell>
          <table:table-cell table:style-name="표10.A2" office:value-type="string">
            <text:p text:style-name="P19">18</text:p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J2" office:value-type="string">
            <text:p text:style-name="P14"/>
          </table:table-cell>
        </table:table-row>
        <table:table-row table:style-name="TableLine94799384895168">
          <table:table-cell table:style-name="표10.A2" office:value-type="string">
            <text:p text:style-name="P19">10</text:p>
          </table:table-cell>
          <table:table-cell table:style-name="표10.A2" office:value-type="string">
            <text:p text:style-name="P19">12</text:p>
          </table:table-cell>
          <table:table-cell table:style-name="표10.A2" office:value-type="string">
            <text:p text:style-name="P19">19</text:p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J2" office:value-type="string">
            <text:p text:style-name="P14"/>
          </table:table-cell>
        </table:table-row>
        <table:table-row table:style-name="TableLine94799384896976">
          <table:table-cell table:style-name="표10.A2" office:value-type="string">
            <text:p text:style-name="P19">11</text:p>
          </table:table-cell>
          <table:table-cell table:style-name="표10.A2" office:value-type="string">
            <text:p text:style-name="P19">20</text:p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J2" office:value-type="string">
            <text:p text:style-name="P14"/>
          </table:table-cell>
        </table:table-row>
        <table:table-row table:style-name="TableLine94799384898896">
          <table:table-cell table:style-name="표10.A2" office:value-type="string">
            <text:p text:style-name="P19">21</text:p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J2" office:value-type="string">
            <text:p text:style-name="P14"/>
          </table:table-cell>
        </table:table-row>
        <table:table-row table:style-name="TableLine94799384900688"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J2" office:value-type="string">
            <text:p text:style-name="P14"/>
          </table:table-cell>
        </table:table-row>
        <table:table-row table:style-name="TableLine94799384902528"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J2" office:value-type="string">
            <text:p text:style-name="P14"/>
          </table:table-cell>
        </table:table-row>
        <table:table-row table:style-name="TableLine94799384904368"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J2" office:value-type="string">
            <text:p text:style-name="P14"/>
          </table:table-cell>
        </table:table-row>
        <table:table-row table:style-name="TableLine94799384906352"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A2" office:value-type="string">
            <text:p text:style-name="P14"/>
          </table:table-cell>
          <table:table-cell table:style-name="표10.J2" office:value-type="string">
            <text:p text:style-name="P14"/>
          </table:table-cell>
        </table:table-row>
      </table:table>
      <text:p text:style-name="P57">1</text:p>
      <text:p text:style-name="P57">2~3</text:p>
      <text:p text:style-name="P57">4~6</text:p>
      <text:p text:style-name="P57"/>
      <text:p text:style-name="P58">홀수 : 분모(오름차순) 분자(내림차순)</text:p>
      <text:p text:style-name="P58">짝수 : 분모(내림차순) 분자(오름차순)</text:p>
      <text:p text:style-name="P58"/>
      <text:p text:style-name="P59">1 101 7 102</text:p>
      <text:p text:style-name="P59">2 201 8 202</text:p>
      <text:p text:style-name="P59">3 301<text:tab/>9 302</text:p>
      <text:p text:style-name="P60">4 401 10 </text:p>
      <text:p text:style-name="P59">5 501 <text:span text:style-name="T19">11</text:span></text:p>
      <text:p text:style-name="P59">6 601 <text:span text:style-name="T19">12</text:span></text:p>
      <text:p text:style-name="P59"/>
      <text:p text:style-name="P62">[2 3] [2] [2 3]</text:p>
      <text:p text:style-name="P62">[2 3 5] [2 3] [3 5]</text:p>
      <text:p text:style-name="P62">[2 3 5 7] [2 3] [5 7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2:38:58.930312695</meta:creation-date>
    <meta:editing-duration>PT11H24M44S</meta:editing-duration>
    <meta:editing-cycles>21</meta:editing-cycles>
    <meta:generator>LibreOffice/6.4.7.2$Linux_X86_64 LibreOffice_project/40$Build-2</meta:generator>
    <dc:date>2021-05-27T14:32:23.802833506</dc:date>
    <meta:document-statistic meta:table-count="10" meta:image-count="0" meta:object-count="0" meta:page-count="9" meta:paragraph-count="564" meta:word-count="1327" meta:character-count="3197" meta:non-whitespace-character-count="2390"/>
  </office:meta>
</office:document-meta>
</file>